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4pt" style:font-size-asian="14pt" style:font-size-complex="14pt" fo:font-weight="bold" style:font-weight-asian="bold" style:font-weight-complex="bold"/>
    </style:style>
    <style:style style:name="T5_2" style:family="text">
      <style:text-properties fo:font-size="14pt" style:font-size-asian="14pt" style:font-size-complex="14pt" fo:font-weight="bold" style:font-weight-asian="bold" style:font-weight-complex="bold"/>
    </style:style>
    <style:style style:name="T5_3" style:family="text">
      <style:text-properties fo:font-size="14pt" style:font-size-asian="14pt" style:font-size-complex="14pt" fo:font-weight="bold" style:font-weight-asian="bold" style:font-weight-complex="bold"/>
    </style:style>
    <style:style style:name="T5_4" style:family="text">
      <style:text-properties fo:font-size="14pt" style:font-size-asian="14pt" style:font-size-complex="14pt" fo:font-weight="bold" style:font-weight-asian="bold" style:font-weight-complex="bold"/>
    </style:style>
    <style:style style:name="T5_5" style:family="text">
      <style:text-properties fo:font-size="14pt" style:font-size-asian="14pt" style:font-size-complex="14pt" fo:font-weight="bold" style:font-weight-asian="bold" style:font-weight-complex="bold"/>
    </style:style>
    <style:style style:name="T5_6" style:family="text">
      <style:text-properties fo:font-size="14pt" style:font-size-asian="14pt" style:font-size-complex="14pt" fo:font-weight="bold" style:font-weight-asian="bold" style:font-weight-complex="bold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 fo:font-weight="bold" style:font-weight-asian="bold" style:font-weight-complex="bold"/>
    </style:style>
    <style:style style:name="T5_9" style:family="text">
      <style:text-properties fo:font-size="14pt" style:font-size-asian="14pt" style:font-size-complex="14pt" fo:font-weight="bold" style:font-weight-asian="bold" style:font-weight-complex="bold"/>
    </style:style>
    <style:style style:name="T5_10" style:family="text">
      <style:text-properties fo:font-size="14pt" style:font-size-asian="14pt" style:font-size-complex="14pt" fo:font-weight="bold" style:font-weight-asian="bold" style:font-weight-complex="bold"/>
    </style:style>
    <style:style style:name="T5_11" style:family="text">
      <style:text-properties fo:font-size="14pt" style:font-size-asian="14pt" style:font-size-complex="14pt" fo:font-weight="bold" style:font-weight-asian="bold" style:font-weight-complex="bold"/>
    </style:style>
    <style:style style:name="T5_12" style:family="text">
      <style:text-properties fo:font-size="14pt" style:font-size-asian="14pt" style:font-size-complex="14pt" fo:font-weight="bold" style:font-weight-asian="bold" style:font-weight-complex="bold"/>
    </style:style>
    <style:style style:name="T5_13" style:family="text">
      <style:text-properties fo:font-size="14pt" style:font-size-asian="14pt" style:font-size-complex="14pt" fo:font-weight="bold" style:font-weight-asian="bold" style:font-weight-complex="bold"/>
    </style:style>
    <style:style style:name="T5_14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10" style:family="text"/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6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6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6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text-indent="0.767cm" fo:line-height="105%" fo:margin-left="-0.053cm" style:writing-mode="lr-tb"/>
    </style:style>
    <style:style style:name="T1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8_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.767cm" fo:line-height="105%" fo:margin-left="-0.053cm" style:writing-mode="lr-tb"/>
    </style:style>
    <style:style style:name="T1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9_85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text-indent="0.767cm" fo:line-height="105%" fo:margin-left="-0.053cm" style:writing-mode="lr-tb"/>
    </style:style>
    <style:style style:name="T30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0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0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.767cm" fo:line-height="105%" fo:margin-left="-0.053cm" style:writing-mode="lr-tb"/>
    </style:style>
    <style:style style:name="T3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17" style:family="text">
      <style:text-properties fo:background-color="#a4c2f4" style:font-name="Times New Roman" fo:font-size="10pt" style:font-name-asian="Times New Roman" style:font-size-asian="10pt" style:font-name-complex="Times New Roman" style:font-size-complex="10pt"/>
    </style:style>
    <style:style style:name="T31_118" style:family="text">
      <style:text-properties fo:background-color="#a4c2f4" style:font-name="Times New Roman" fo:font-size="10pt" style:font-name-asian="Times New Roman" style:font-size-asian="10pt" style:font-name-complex="Times New Roman" style:font-size-complex="10pt"/>
    </style:style>
    <style:style style:name="T31_119" style:family="text">
      <style:text-properties fo:background-color="#a4c2f4" style:font-name="Times New Roman" fo:font-size="10pt" style:font-name-asian="Times New Roman" style:font-size-asian="10pt" style:font-name-complex="Times New Roman" style:font-size-complex="10pt"/>
    </style:style>
    <style:style style:name="T31_120" style:family="text">
      <style:text-properties fo:background-color="#a4c2f4" style:font-name="Times New Roman" fo:font-size="10pt" style:font-name-asian="Times New Roman" style:font-size-asian="10pt" style:font-name-complex="Times New Roman" style:font-size-complex="10pt"/>
    </style:style>
    <style:style style:name="T31_121" style:family="text">
      <style:text-properties fo:background-color="#a4c2f4" style:font-name="Times New Roman" fo:font-size="10pt" style:font-name-asian="Times New Roman" style:font-size-asian="10pt" style:font-name-complex="Times New Roman" style:font-size-complex="10pt"/>
    </style:style>
    <style:style style:name="T31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break-before="auto" fo:text-indent="0.767cm" fo:line-height="105%" fo:margin-left="-0.053cm" style:writing-mode="lr-tb"/>
    </style:style>
    <style:style style:name="T32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2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2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.767cm" fo:line-height="105%" fo:margin-left="-0.053cm" style:writing-mode="lr-tb"/>
    </style:style>
    <style:style style:name="T3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3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break-before="auto" fo:text-indent="0.767cm" fo:line-height="105%" fo:margin-left="-0.053cm" style:writing-mode="lr-tb"/>
    </style:style>
    <style:style style:name="T3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" style:family="text" style:parent-style-name="Standard"/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break-before="auto" fo:text-indent="0cm" fo:line-height="105%" fo:margin-left="-0.053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text-indent="0.767cm" fo:line-height="105%" fo:margin-left="-0.053cm" style:writing-mode="lr-tb"/>
    </style:style>
    <style:style style:name="T40_1" style:family="text" style:parent-style-name="Standard"/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text-indent="0.714cm" fo:line-height="115%" style:writing-mode="lr-tb"/>
    </style:style>
    <style:style style:name="T44_1" style:family="text" style:parent-style-name="Standard"/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.714cm" fo:line-height="115%" style:writing-mode="lr-tb"/>
    </style:style>
    <style:style style:name="T4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break-before="auto" fo:text-indent="0.714cm" fo:line-height="115%" style:writing-mode="lr-tb"/>
    </style:style>
    <style:style style:name="T4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48_2" style:family="text"/>
    <style:style style:name="P49" style:family="paragraph" style:parent-style-name="Standard">
      <style:paragraph-properties fo:break-before="auto" fo:text-indent="0.714cm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P50" style:family="paragraph" style:parent-style-name="Standard">
      <style:paragraph-properties fo:break-before="auto" fo:text-indent="0.714cm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P51" style:family="paragraph" style:parent-style-name="Standard">
      <style:paragraph-properties fo:break-before="auto" fo:text-indent="0.714cm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 style:parent-style-name="Standard"/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P86" style:family="paragraph" style:parent-style-name="Standard">
      <style:paragraph-properties fo:break-before="auto" fo:line-height="115%" style:writing-mode="lr-tb"/>
      <style:text-properties fo:background-color="#ffff00" fo:color="#cccccc"/>
    </style:style>
    <style:style style:name="P87" style:family="paragraph" style:parent-style-name="Standard">
      <style:paragraph-properties fo:break-before="auto" fo:line-height="115%" style:writing-mode="lr-tb"/>
      <style:text-properties style:font-name="Times New Roman" fo:font-size="16pt" style:font-name-asian="Times New Roman" style:font-size-asian="16pt" style:font-name-complex="Times New Roman" style:font-size-complex="16pt"/>
    </style:style>
  </office:automatic-styles>
  <office:body>
    <office:text>
      <text:p text:style-name="P1"><text:span text:style-name="T1_1">УДК</text:span><text:span text:style-name="T1_2"><text:s/></text:span><text:span text:style-name="T1_3">ххх</text:span><text:span text:style-name="T1_4">.</text:span><text:span text:style-name="T1_5">ххх</text:span><text:span text:style-name="T1_6">.</text:span><text:span text:style-name="T1_7">хх</text:span></text:p>
      <text:p text:style-name="P2"><text:span text:style-name="T2_1"><text:s/></text:span></text:p>
      <text:p text:style-name="P3"><text:span text:style-name="T3_1">Моргуненко</text:span><text:span text:style-name="T3_2"><text:s/></text:span><text:span text:style-name="T3_3">А</text:span><text:span text:style-name="T3_4">.</text:span><text:span text:style-name="T3_5">В</text:span><text:span text:style-name="T3_6">.<text:s/></text:span><text:span text:style-name="T3_7">Никифоров</text:span><text:span text:style-name="T3_8"><text:s/></text:span><text:span text:style-name="T3_9">Д</text:span><text:span text:style-name="T3_10">.</text:span><text:span text:style-name="T3_11">С</text:span><text:span text:style-name="T3_12">.<text:s/></text:span><text:span text:style-name="T3_13">Поляков</text:span><text:span text:style-name="T3_14"><text:s/></text:span><text:span text:style-name="T3_15">И</text:span><text:span text:style-name="T3_16">.</text:span><text:span text:style-name="T3_17">Ю</text:span><text:span text:style-name="T3_18">.<text:s/></text:span><text:span text:style-name="T3_19">Пономарев</text:span><text:span text:style-name="T3_20"><text:s/></text:span><text:span text:style-name="T3_21">А</text:span><text:span text:style-name="T3_22">.</text:span><text:span text:style-name="T3_23">К</text:span><text:span text:style-name="T3_24">.</text:span></text:p>
      <text:p text:style-name="P4"><text:span text:style-name="T4_1"><text:s/></text:span></text:p>
      <text:p text:style-name="P5"><text:span text:style-name="T5_1">Автоматизированный</text:span><text:span text:style-name="T5_2"><text:s/></text:span><text:span text:style-name="T5_3">комплекс</text:span><text:span text:style-name="T5_4"><text:s/></text:span><text:span text:style-name="T5_5">для</text:span><text:span text:style-name="T5_6"><text:s/></text:span><text:span text:style-name="T5_7">экспертизы</text:span><text:span text:style-name="T5_8"><text:s/></text:span><text:span text:style-name="T5_9">жесткого</text:span><text:span text:style-name="T5_10"><text:s/></text:span><text:span text:style-name="T5_11">дис</text:span><text:span text:style-name="T5_12">ка</text:span><text:span text:style-name="T5_13"><text:s/></text:span><text:span text:style-name="T5_14">компьютера</text:span></text:p>
      <text:p text:style-name="P6"><text:span text:style-name="T6_1"><text:s/></text:span></text:p>
      <text:p text:style-name="P7"><text:span text:style-name="T7_1">Представляемый</text:span><text:span text:style-name="T7_2"><text:s/></text:span><text:span text:style-name="T7_3">комплекс</text:span><text:span text:style-name="T7_4"><text:s/></text:span><text:span text:style-name="T7_5">предназначен</text:span><text:span text:style-name="T7_6"><text:s/></text:span><text:span text:style-name="T7_7">для</text:span><text:span text:style-name="T7_8"><text:s/></text:span><text:span text:style-name="T7_9">автоматизации</text:span><text:span text:style-name="T7_10"><text:s/></text:span><text:span text:style-name="T7_11">процесса</text:span><text:span text:style-name="T7_12"><text:s/></text:span><text:span text:style-name="T7_13">поиска</text:span><text:span text:style-name="T7_14">,<text:s/></text:span><text:span text:style-name="T7_15">сбора</text:span><text:span text:style-name="T7_16"><text:s/></text:span><text:span text:style-name="T7_17">и</text:span><text:span text:style-name="T7_18"><text:s/></text:span><text:span text:style-name="T7_19">подготовки</text:span><text:span text:style-name="T7_20"><text:s/></text:span><text:span text:style-name="T7_21">к</text:span><text:span text:style-name="T7_22"><text:s/></text:span><text:span text:style-name="T7_23">анализу</text:span><text:span text:style-name="T7_24"><text:s/></text:span><text:span text:style-name="T7_25">информации</text:span><text:span text:style-name="T7_26"><text:s/></text:span><text:span text:style-name="T7_27">для</text:span><text:span text:style-name="T7_28"><text:s/></text:span><text:span text:style-name="T7_29">получения</text:span><text:span text:style-name="T7_30"><text:s/></text:span><text:span text:style-name="T7_31">как</text:span><text:span text:style-name="T7_32"><text:s/></text:span><text:span text:style-name="T7_33">можно</text:span><text:span text:style-name="T7_34"><text:s/></text:span><text:span text:style-name="T7_35">более</text:span><text:span text:style-name="T7_36"><text:s/></text:span><text:span text:style-name="T7_37">полной</text:span><text:span text:style-name="T7_38"><text:s/></text:span><text:span text:style-name="T7_39">информации</text:span><text:span text:style-name="T7_40"><text:s/></text:span><text:span text:style-name="T7_41">об</text:span><text:span text:style-name="T7_42"><text:s/></text:span><text:span text:style-name="T7_43">исследуемом</text:span><text:span text:style-name="T7_44"><text:s/></text:span><text:span text:style-name="T7_45">компьютере</text:span><text:span text:style-name="T7_46">.<text:s/></text:span><text:span text:style-name="T7_47">Данный</text:span><text:span text:style-name="T7_48"><text:s/></text:span><text:span text:style-name="T7_49">комплекс</text:span><text:span text:style-name="T7_50"><text:s/></text:span><text:span text:style-name="T7_51">упрощает</text:span><text:span text:style-name="T7_52"><text:s/></text:span><text:span text:style-name="T7_53">работу</text:span><text:span text:style-name="T7_54"><text:s/></text:span><text:span text:style-name="T7_55">экспертам</text:span><text:span text:style-name="T7_56">,<text:s/></text:span><text:span text:style-name="T7_57">связанную</text:span><text:span text:style-name="T7_58"><text:s/></text:span><text:span text:style-name="T7_59">с</text:span><text:span text:style-name="T7_60"><text:s/></text:span><text:span text:style-name="T7_61">поиском</text:span><text:span text:style-name="T7_62"><text:s/></text:span><text:span text:style-name="T7_63">информации</text:span><text:span text:style-name="T7_64"><text:s/></text:span><text:span text:style-name="T7_65">и</text:span><text:span text:style-name="T7_66"><text:s/></text:span><text:span text:style-name="T7_67">переводе</text:span><text:span text:style-name="T7_68"><text:s/></text:span><text:span text:style-name="T7_69">её</text:span><text:span text:style-name="T7_70"><text:s/></text:span><text:span text:style-name="T7_71">на</text:span><text:span text:style-name="T7_72"><text:s/></text:span><text:span text:style-name="T7_73">понятный</text:span><text:span text:style-name="T7_74"><text:s/></text:span><text:span text:style-name="T7_75">человеку</text:span><text:span text:style-name="T7_76"><text:s/></text:span><text:span text:style-name="T7_77">язык</text:span><text:span text:style-name="T7_78">.<text:s/></text:span><text:span text:style-name="T7_79">Основными</text:span><text:span text:style-name="T7_80"><text:s/></text:span><text:span text:style-name="T7_81">функциями</text:span><text:span text:style-name="T7_82"><text:s/></text:span><text:span text:style-name="T7_83">комплекса</text:span><text:span text:style-name="T7_84"><text:s/></text:span><text:span text:style-name="T7_85">является</text:span><text:span text:style-name="T7_86">:<text:tab/><text:s/><text:tab/><text:s/><text:tab/><text:s/><text:tab/></text:span></text:p>
      <text:p text:style-name="P8"><text:span text:style-name="T8_1">-<text:s/></text:span><text:span text:style-name="T8_2">сбор</text:span><text:span text:style-name="T8_3"><text:s/></text:span><text:span text:style-name="T8_4">и</text:span><text:span text:style-name="T8_5"><text:s/></text:span><text:span text:style-name="T8_6">анализ</text:span><text:span text:style-name="T8_7"><text:s/></text:span><text:span text:style-name="T8_8">событий</text:span><text:span text:style-name="T8_9"><text:s/></text:span><text:span text:style-name="T8_10">системных</text:span><text:span text:style-name="T8_11"><text:s/></text:span><text:span text:style-name="T8_12">журналов</text:span><text:span text:style-name="T8_13"><text:s/></text:span><text:span text:style-name="T8_14">операционной</text:span><text:span text:style-name="T8_15"><text:s/></text:span><text:span text:style-name="T8_16">системы</text:span><text:span text:style-name="T8_17">;</text:span></text:p>
      <text:p text:style-name="P9"><text:span text:style-name="T9_1">-<text:s/></text:span><text:span text:style-name="T9_2">сбор</text:span><text:span text:style-name="T9_3"><text:s/></text:span><text:span text:style-name="T9_4">и</text:span><text:span text:style-name="T9_5"><text:s/></text:span><text:span text:style-name="T9_6">анализ</text:span><text:span text:style-name="T9_7"><text:s/></text:span><text:span text:style-name="T9_8">информации</text:span><text:span text:style-name="T9_9"><text:s/></text:span><text:span text:style-name="T9_10">из</text:span><text:span text:style-name="T9_11"><text:s/></text:span><text:span text:style-name="T9_12">журналов</text:span><text:span text:style-name="T9_13"><text:s/></text:span><text:span text:style-name="T9_14">истории</text:span><text:span text:style-name="T9_15"><text:s/></text:span><text:span text:style-name="T9_16">браузеров</text:span><text:span text:style-name="T9_17">;</text:span></text:p>
      <text:p text:style-name="P10"><text:span text:style-name="T10_1">-<text:s/></text:span><text:span text:style-name="T10_2">сбор</text:span><text:span text:style-name="T10_3"><text:s/></text:span><text:span text:style-name="T10_4">и</text:span><text:span text:style-name="T10_5"><text:s/></text:span><text:span text:style-name="T10_6">анализ</text:span><text:span text:style-name="T10_7"><text:s/></text:span><text:span text:style-name="T10_8">истории</text:span><text:span text:style-name="T10_9"><text:s/></text:span><text:span text:style-name="T10_10">переписки</text:span><text:span text:style-name="T10_11"><text:s/></text:span><text:span text:style-name="T10_12">программ</text:span><text:span text:style-name="T10_13"><text:s/></text:span><text:span text:style-name="T10_14">мгновенного</text:span><text:span text:style-name="T10_15"><text:s/></text:span><text:span text:style-name="T10_16">обмена</text:span><text:span text:style-name="T10_17"><text:s/></text:span><text:span text:style-name="T10_18">сообщениями</text:span><text:span text:style-name="T10_19">;</text:span></text:p>
      <text:p text:style-name="P11"><text:span text:style-name="T11_1">-<text:s/></text:span><text:span text:style-name="T11_2">сбор</text:span><text:span text:style-name="T11_3"><text:s/></text:span><text:span text:style-name="T11_4">и</text:span><text:span text:style-name="T11_5"><text:s/></text:span><text:span text:style-name="T11_6">анализ</text:span><text:span text:style-name="T11_7"><text:s/></text:span><text:span text:style-name="T11_8">событий</text:span><text:span text:style-name="T11_9"><text:s/></text:span><text:span text:style-name="T11_10">журнальных</text:span><text:span text:style-name="T11_11"><text:s/></text:span><text:span text:style-name="T11_12">файлов</text:span><text:span text:style-name="T11_13"><text:s/></text:span><text:span text:style-name="T11_14">приложений</text:span><text:span text:style-name="T11_15">;</text:span></text:p>
      <text:p text:style-name="P12"><text:span text:style-name="T12_1">-<text:s/></text:span><text:span text:style-name="T12_2">обнаружение</text:span><text:span text:style-name="T12_3"><text:s/></text:span><text:span text:style-name="T12_4">сетевых</text:span><text:span text:style-name="T12_5"><text:s/></text:span><text:span text:style-name="T12_6">параметров</text:span><text:span text:style-name="T12_7"><text:s/></text:span><text:span text:style-name="T12_8">системы</text:span><text:span text:style-name="T12_9">;</text:span></text:p>
      <text:p text:style-name="P13"><text:span text:style-name="T13_1">-<text:s/></text:span><text:span text:style-name="T13_2">поиск</text:span><text:span text:style-name="T13_3"><text:s/></text:span><text:span text:style-name="T13_4">файлов</text:span><text:span text:style-name="T13_5"><text:s/></text:span><text:span text:style-name="T13_6">по</text:span><text:span text:style-name="T13_7"><text:s/></text:span><text:span text:style-name="T13_8">имени</text:span><text:span text:style-name="T13_9">;</text:span></text:p>
      <text:p text:style-name="P14"><text:span text:style-name="T14_1">-<text:s/></text:span><text:span text:style-name="T14_2">поиск</text:span><text:span text:style-name="T14_3"><text:s/></text:span><text:span text:style-name="T14_4">по</text:span><text:span text:style-name="T14_5"><text:s/></text:span><text:span text:style-name="T14_6">содержимому</text:span><text:span text:style-name="T14_7"><text:s/></text:span><text:span text:style-name="T14_8">файлов</text:span><text:span text:style-name="T14_9">;</text:span></text:p>
      <text:p text:style-name="P15"><text:span text:style-name="T15_1">-<text:s/></text:span><text:span text:style-name="T15_2">составление</text:span><text:span text:style-name="T15_3"><text:s/></text:span><text:span text:style-name="T15_4">списка</text:span><text:span text:style-name="T15_5"><text:s/></text:span><text:span text:style-name="T15_6">установленных</text:span><text:span text:style-name="T15_7"><text:s/></text:span><text:span text:style-name="T15_8">программ</text:span><text:span text:style-name="T15_9">.</text:span><text:span text:style-name="T15_10"><text:s/></text:span></text:p>
      <text:p text:style-name="P16"><text:span text:style-name="T16_1">Ключевые</text:span><text:span text:style-name="T16_2"><text:s/></text:span><text:span text:style-name="T16_3">слова</text:span><text:span text:style-name="T16_4">:</text:span><text:span text:style-name="T16_5"><text:s/></text:span><text:span text:style-name="T16_6">компьютерная</text:span><text:span text:style-name="T16_7"><text:s/></text:span><text:span text:style-name="T16_8">экспертиза</text:span><text:span text:style-name="T16_9">,<text:s/></text:span><text:span text:style-name="T16_10">форензика</text:span><text:span text:style-name="T16_11">,<text:s/></text:span><text:span text:style-name="T16_12">автоматизированный</text:span><text:span text:style-name="T16_13"><text:s/></text:span><text:span text:style-name="T16_14">сбор</text:span><text:span text:style-name="T16_15"><text:s/></text:span><text:span text:style-name="T16_16">информации</text:span><text:span text:style-name="T16_17">,<text:s/></text:span><text:span text:style-name="T16_18">поиск</text:span><text:span text:style-name="T16_19"><text:s/></text:span><text:span text:style-name="T16_20">информации</text:span><text:span text:style-name="T16_21">,<text:s/></text:span><text:span text:style-name="T16_22">операционная</text:span><text:span text:style-name="T16_23"><text:s/></text:span><text:span text:style-name="T16_24">система</text:span><text:span text:style-name="T16_25">,<text:s/></text:span><text:span text:style-name="T16_26">windows</text:span><text:span text:style-name="T16_27">,<text:s/></text:span><text:span text:style-name="T16_28">linux</text:span><text:span text:style-name="T16_29">,<text:s/></text:span><text:span text:style-name="T16_30">xml</text:span><text:span text:style-name="T16_31">.</text:span></text:p>
      <text:p text:style-name="P17"><text:span text:style-name="T17_1"><text:s/><text:tab/><text:s/><text:tab/><text:s/><text:tab/><text:s/><text:tab/></text:span></text:p>
      <text:p text:style-name="P18"><text:span text:style-name="T18_1">Задача</text:span><text:span text:style-name="T18_2"><text:s/></text:span><text:span text:style-name="T18_3">автоматизации</text:span><text:span text:style-name="T18_4"><text:s/></text:span><text:span text:style-name="T18_5">сбора</text:span><text:span text:style-name="T18_6"><text:s/></text:span><text:span text:style-name="T18_7">информации</text:span><text:span text:style-name="T18_8"><text:s/></text:span><text:span text:style-name="T18_9">с</text:span><text:span text:style-name="T18_10"><text:s/></text:span><text:span text:style-name="T18_11">исследуемого</text:span><text:span text:style-name="T18_12"><text:s/></text:span><text:span text:style-name="T18_13">источника</text:span><text:span text:style-name="T18_14">.</text:span></text:p>
      <text:p text:style-name="P19"><text:span text:style-name="T19_1">В</text:span><text:span text:style-name="T19_2"><text:s/></text:span><text:span text:style-name="T19_3">современном</text:span><text:span text:style-name="T19_4"><text:s/></text:span><text:span text:style-name="T19_5">мире</text:span><text:span text:style-name="T19_6"><text:s/></text:span><text:span text:style-name="T19_7">компьютерные</text:span><text:span text:style-name="T19_8"><text:s/></text:span><text:span text:style-name="T19_9">преступления</text:span><text:span text:style-name="T19_10"><text:s/></text:span><text:span text:style-name="T19_11">совершаются</text:span><text:span text:style-name="T19_12"><text:s/></text:span><text:span text:style-name="T19_13">всё</text:span><text:span text:style-name="T19_14"><text:s/></text:span><text:span text:style-name="T19_15">чаще</text:span><text:span text:style-name="T19_16"><text:s/></text:span><text:span text:style-name="T19_17">и</text:span><text:span text:style-name="T19_18"><text:s/></text:span><text:span text:style-name="T19_19">для</text:span><text:span text:style-name="T19_20"><text:s/></text:span><text:span text:style-name="T19_21">их</text:span><text:span text:style-name="T19_22"><text:s/></text:span><text:span text:style-name="T19_23">расследования</text:span><text:span text:style-name="T19_24"><text:s/></text:span><text:span text:style-name="T19_25">привлекаются</text:span><text:span text:style-name="T19_26"><text:s/></text:span><text:span text:style-name="T19_27">специалисты</text:span><text:span text:style-name="T19_28"><text:s/></text:span><text:span text:style-name="T19_29">в</text:span><text:span text:style-name="T19_30"><text:s/></text:span><text:span text:style-name="T19_31">области</text:span><text:span text:style-name="T19_32"><text:s/></text:span><text:span text:style-name="T19_33">информационной</text:span><text:span text:style-name="T19_34"><text:s/></text:span><text:span text:style-name="T19_35">безопасности</text:span><text:span text:style-name="T19_36">,<text:s/></text:span><text:span text:style-name="T19_37">которые</text:span><text:span text:style-name="T19_38"><text:s/></text:span><text:span text:style-name="T19_39">исследуют</text:span><text:span text:style-name="T19_40"><text:s/></text:span><text:span text:style-name="T19_41">компьютерную</text:span><text:span text:style-name="T19_42"><text:s/></text:span><text:span text:style-name="T19_43">технику</text:span><text:span text:style-name="T19_44"><text:s/></text:span><text:span text:style-name="T19_45">с</text:span><text:span text:style-name="T19_46"><text:s/></text:span><text:span text:style-name="T19_47">целью</text:span><text:span text:style-name="T19_48"><text:s/></text:span><text:span text:style-name="T19_49">выявить</text:span><text:span text:style-name="T19_50"><text:s/></text:span><text:span text:style-name="T19_51">возможную</text:span><text:span text:style-name="T19_52"><text:s/></text:span><text:span text:style-name="T19_53">вредоносную</text:span><text:span text:style-name="T19_54"><text:s/></text:span><text:span text:style-name="T19_55">активность</text:span><text:span text:style-name="T19_56"><text:s/>(</text:span><text:span text:style-name="T19_57">как</text:span><text:span text:style-name="T19_58"><text:s/></text:span><text:span text:style-name="T19_59">атакующие</text:span><text:span text:style-name="T19_60"><text:s/></text:span><text:span text:style-name="T19_61">злоумышленные</text:span><text:span text:style-name="T19_62"><text:s/></text:span><text:span text:style-name="T19_63">действия</text:span><text:span text:style-name="T19_64">,<text:s/></text:span><text:span text:style-name="T19_65">так</text:span><text:span text:style-name="T19_66"><text:s/></text:span><text:span text:style-name="T19_67">и</text:span><text:span text:style-name="T19_68"><text:s/></text:span><text:span text:style-name="T19_69">следы</text:span><text:span text:style-name="T19_70"><text:s/></text:span><text:span text:style-name="T19_71">проникновения</text:span><text:span text:style-name="T19_72"><text:s/></text:span><text:span text:style-name="T19_73">из</text:span><text:span text:style-name="T19_74"><text:s/></text:span><text:span text:style-name="T19_75">вне</text:span><text:span text:style-name="T19_76">).<text:s/></text:span><text:span text:style-name="T19_77">Данная</text:span><text:span text:style-name="T19_78"><text:s/></text:span><text:span text:style-name="T19_79">работа</text:span><text:span text:style-name="T19_80"><text:s/></text:span><text:span text:style-name="T19_81">осложняется</text:span><text:span text:style-name="T19_82"><text:s/></text:span><text:span text:style-name="T19_83">тем</text:span><text:span text:style-name="T19_84">,</text:span><text:span text:style-name="T19_85"><office:annotation><dc:creator/><text:p text:style-name="P20"><text:span text:style-name="T20_1">Mrseakg</text:span><text:span text:style-name="T20_2"><text:s/></text:span><text:span text:style-name="T20_3">Sea</text:span><text:span text:style-name="T20_4">:</text:span></text:p><text:p text:style-name="P21"><text:span text:style-name="T21_1">оно</text:span><text:span text:style-name="T21_2"><text:s/></text:span><text:span text:style-name="T21_3">есть</text:span><text:span text:style-name="T21_4"><text:s/></text:span><text:span text:style-name="T21_5">и</text:span><text:span text:style-name="T21_6"><text:s/></text:span><text:span text:style-name="T21_7">оно</text:span><text:span text:style-name="T21_8"><text:s/></text:span><text:span text:style-name="T21_9">офигенное</text:span><text:span text:style-name="T21_10"><text:s/></text:span><text:span text:style-name="T21_11">поищите</text:span><text:span text:style-name="T21_12"><text:s/></text:span><text:span text:style-name="T21_13">OS</text:span><text:span text:style-name="T21_14"><text:s/></text:span><text:span text:style-name="T21_15">Forensics</text:span><text:span text:style-name="T21_16">,<text:s/></text:span><text:span text:style-name="T21_17">хотя</text:span><text:span text:style-name="T21_18"><text:s/></text:span><text:span text:style-name="T21_19">может</text:span><text:span text:style-name="T21_20"><text:s/></text:span><text:span text:style-name="T21_21">я</text:span><text:span text:style-name="T21_22"><text:s/></text:span><text:span text:style-name="T21_23">ошибаюсь</text:span></text:p><text:p text:style-name="P22"><text:span text:style-name="T22_1">Дмитрий</text:span><text:span text:style-name="T22_2"><text:s/></text:span><text:span text:style-name="T22_3">Никифоров</text:span><text:span text:style-name="T22_4">:</text:span></text:p><text:p text:style-name="P23"><text:span text:style-name="T23_1">она</text:span><text:span text:style-name="T23_2"><text:s/></text:span><text:span text:style-name="T23_3">платная</text:span><text:span text:style-name="T23_4"><text:s/></text:span><text:span text:style-name="T23_5">вроде</text:span><text:span text:style-name="T23_6"><text:s/></text:span><text:span text:style-name="T23_7">как</text:span></text:p><text:p text:style-name="P24"><text:span text:style-name="T24_1">Mrseakg</text:span><text:span text:style-name="T24_2"><text:s/></text:span><text:span text:style-name="T24_3">Sea</text:span><text:span text:style-name="T24_4">:</text:span></text:p><text:p text:style-name="P25"><text:span text:style-name="T25_1">она</text:span><text:span text:style-name="T25_2"><text:s/></text:span><text:span text:style-name="T25_3">платная</text:span><text:span text:style-name="T25_4"><text:s/></text:span><text:span text:style-name="T25_5">только</text:span><text:span text:style-name="T25_6"><text:s/></text:span><text:span text:style-name="T25_7">если</text:span><text:span text:style-name="T25_8"><text:s/></text:span><text:span text:style-name="T25_9">ее</text:span><text:span text:style-name="T25_10"><text:s/></text:span><text:span text:style-name="T25_11">дфига</text:span><text:span text:style-name="T25_12"><text:s/></text:span><text:span text:style-name="T25_13">делать</text:span><text:span text:style-name="T25_14"><text:s/></text:span><text:span text:style-name="T25_15">то</text:span><text:span text:style-name="T25_16"><text:s/></text:span><text:span text:style-name="T25_17">есть</text:span><text:span text:style-name="T25_18"><text:s/></text:span><text:span text:style-name="T25_19">елси</text:span><text:span text:style-name="T25_20"><text:s/></text:span><text:span text:style-name="T25_21">на</text:span><text:span text:style-name="T25_22"><text:s/></text:span><text:span text:style-name="T25_23">поток</text:span><text:span text:style-name="T25_24"><text:s/></text:span><text:span text:style-name="T25_25">производства</text:span><text:span text:style-name="T25_26"><text:s/></text:span><text:span text:style-name="T25_27">поставить</text:span><text:span text:style-name="T25_28">....</text:span></text:p><text:p text:style-name="P26"><text:span text:style-name="T26_1">Дмитрий</text:span><text:span text:style-name="T26_2"><text:s/></text:span><text:span text:style-name="T26_3">Никифоров</text:span><text:span text:style-name="T26_4">:</text:span></text:p><text:p text:style-name="P27"><text:span text:style-name="T27_1">но</text:span><text:span text:style-name="T27_2"><text:s/></text:span><text:span text:style-name="T27_3">у</text:span><text:span text:style-name="T27_4"><text:s/></text:span><text:span text:style-name="T27_5">неё</text:span><text:span text:style-name="T27_6"><text:s/></text:span><text:span text:style-name="T27_7">нет</text:span><text:span text:style-name="T27_8"><text:s/></text:span><text:span text:style-name="T27_9">БД</text:span><text:span text:style-name="T27_10"><text:s/></text:span><text:span text:style-name="T27_11">и</text:span><text:span text:style-name="T27_12"><text:s/></text:span><text:span text:style-name="T27_13">блекджека</text:span><text:span text:style-name="T27_14"><text:s/>=)</text:span></text:p><text:p text:style-name="P28"><text:span text:style-name="T28_1">Mrseakg</text:span><text:span text:style-name="T28_2"><text:s/></text:span><text:span text:style-name="T28_3">Sea</text:span><text:span text:style-name="T28_4">:</text:span></text:p><text:p text:style-name="P29"><text:span text:style-name="T29_1">это</text:span><text:span text:style-name="T29_2"><text:s/></text:span><text:span text:style-name="T29_3">весомые</text:span><text:span text:style-name="T29_4"><text:s/></text:span><text:span text:style-name="T29_5">аргументы</text:span><text:span text:style-name="T29_6">...<text:s/></text:span><text:span text:style-name="T29_7">но</text:span><text:span text:style-name="T29_8"><text:s/></text:span><text:span text:style-name="T29_9">надо</text:span><text:span text:style-name="T29_10"><text:s/></text:span><text:span text:style-name="T29_11">тогда</text:span><text:span text:style-name="T29_12"><text:s/></text:span><text:span text:style-name="T29_13">указать</text:span><text:span text:style-name="T29_14"><text:s/></text:span><text:span text:style-name="T29_15">что</text:span><text:span text:style-name="T29_16"><text:s/></text:span><text:span text:style-name="T29_17">точного</text:span><text:span text:style-name="T29_18"><text:s/></text:span><text:span text:style-name="T29_19">аналога</text:span><text:span text:style-name="T29_20"><text:s/></text:span><text:span text:style-name="T29_21">нет</text:span><text:span text:style-name="T29_22">,<text:s/></text:span><text:span text:style-name="T29_23">а</text:span><text:span text:style-name="T29_24"><text:s/></text:span><text:span text:style-name="T29_25">псевдо</text:span><text:span text:style-name="T29_26"><text:s/></text:span><text:span text:style-name="T29_27">есть</text:span><text:span text:style-name="T29_28"><text:s/></text:span><text:span text:style-name="T29_29">без</text:span><text:span text:style-name="T29_30"><text:s/></text:span><text:span text:style-name="T29_31">шлюх</text:span><text:span text:style-name="T29_32">.</text:span></text:p></office:annotation></text:span><text:span text:style-name="T29_33"><text:s/></text:span><text:span text:style-name="T29_34">что</text:span><text:span text:style-name="T29_35"><text:s/></text:span><text:span text:style-name="T29_36">нет</text:span><text:span text:style-name="T29_37"><text:s/></text:span><text:span text:style-name="T29_38">свободно</text:span><text:span text:style-name="T29_39"><text:s/></text:span><text:span text:style-name="T29_40">доступного</text:span><text:span text:style-name="T29_41"><text:s/></text:span><text:span text:style-name="T29_42">специализированного</text:span><text:span text:style-name="T29_43"><text:s/></text:span><text:span text:style-name="T29_44">программного</text:span><text:span text:style-name="T29_45"><text:s/></text:span><text:span text:style-name="T29_46">обеспечения</text:span><text:span text:style-name="T29_47">,<text:s text:c="2"/></text:span><text:span text:style-name="T29_48">которое</text:span><text:span text:style-name="T29_49"><text:s/></text:span><text:span text:style-name="T29_50">помогло</text:span><text:span text:style-name="T29_51"><text:s/></text:span><text:span text:style-name="T29_52">бы</text:span><text:span text:style-name="T29_53"><text:s/></text:span><text:span text:style-name="T29_54">эксперту</text:span><text:span text:style-name="T29_55"><text:s/></text:span><text:span text:style-name="T29_56">в</text:span><text:span text:style-name="T29_57"><text:s/></text:span><text:span text:style-name="T29_58">сборе</text:span><text:span text:style-name="T29_59"><text:s/></text:span><text:span text:style-name="T29_60">информации</text:span><text:span text:style-name="T29_61">.<text:s/></text:span><text:span text:style-name="T29_62">Эксперту</text:span><text:span text:style-name="T29_63"><text:s/></text:span><text:span text:style-name="T29_64">приходится</text:span><text:span text:style-name="T29_65"><text:s/></text:span><text:span text:style-name="T29_66">использовать</text:span><text:span text:style-name="T29_67"><text:s/></text:span><text:span text:style-name="T29_68">набор</text:span><text:span text:style-name="T29_69"><text:s/></text:span><text:span text:style-name="T29_70">какого</text:span><text:span text:style-name="T29_71"><text:s/></text:span><text:span text:style-name="T29_72">либо</text:span><text:span text:style-name="T29_73"><text:s/></text:span><text:span text:style-name="T29_74">программного</text:span><text:span text:style-name="T29_75"><text:s/></text:span><text:span text:style-name="T29_76">обеспечения</text:span><text:span text:style-name="T29_77"><text:s/></text:span><text:span text:style-name="T29_78">имеющего</text:span><text:span text:style-name="T29_79"><text:s/></text:span><text:span text:style-name="T29_80">функции</text:span><text:span text:style-name="T29_81">,<text:s/></text:span><text:span text:style-name="T29_82">полезные</text:span><text:span text:style-name="T29_83"><text:s/></text:span><text:span text:style-name="T29_84">для</text:span><text:span text:style-name="T29_85"><text:s/></text:span><text:span text:style-name="T29_86">поиска</text:span><text:span text:style-name="T29_87">,<text:s/></text:span><text:span text:style-name="T29_88">сбора</text:span><text:span text:style-name="T29_89"><text:s/></text:span><text:span text:style-name="T29_90">и</text:span><text:span text:style-name="T29_91"><text:s/></text:span><text:span text:style-name="T29_92">переработки</text:span><text:span text:style-name="T29_93"><text:s/></text:span><text:span text:style-name="T29_94">информации</text:span><text:span text:style-name="T29_95">,<text:s/></text:span><text:span text:style-name="T29_96">но</text:span><text:span text:style-name="T29_97"><text:s/></text:span><text:span text:style-name="T29_98">основную</text:span><text:span text:style-name="T29_99"><text:s/></text:span><text:span text:style-name="T29_100">работу</text:span><text:span text:style-name="T29_101"><text:s/></text:span><text:span text:style-name="T29_102">приходится</text:span><text:span text:style-name="T29_103"><text:s/></text:span><text:span text:style-name="T29_104">делать</text:span><text:span text:style-name="T29_105"><text:s/></text:span><text:span text:style-name="T29_106">вручную</text:span><text:span text:style-name="T29_107">.<text:s/></text:span></text:p>
      <text:p text:style-name="P30"><text:span text:style-name="T30_1">Постановка</text:span><text:span text:style-name="T30_2"><text:s/></text:span><text:span text:style-name="T30_3">задачи</text:span></text:p>
      <text:p text:style-name="P31"><text:span text:style-name="T31_1">Для</text:span><text:span text:style-name="T31_2"><text:s/></text:span><text:span text:style-name="T31_3">ускорения</text:span><text:span text:style-name="T31_4"><text:s/></text:span><text:span text:style-name="T31_5">процесса</text:span><text:span text:style-name="T31_6"><text:s/></text:span><text:span text:style-name="T31_7">и</text:span><text:span text:style-name="T31_8"><text:s/></text:span><text:span text:style-name="T31_9">повышения</text:span><text:span text:style-name="T31_10"><text:s/></text:span><text:span text:style-name="T31_11">качества</text:span><text:span text:style-name="T31_12"><text:s/></text:span><text:span text:style-name="T31_13">работы</text:span><text:span text:style-name="T31_14"><text:s/></text:span><text:span text:style-name="T31_15">необходимо</text:span><text:span text:style-name="T31_16"><text:s/></text:span><text:span text:style-name="T31_17">автоматизировать</text:span><text:span text:style-name="T31_18"><text:s/></text:span><text:span text:style-name="T31_19">часть</text:span><text:span text:style-name="T31_20"><text:s/></text:span><text:span text:style-name="T31_21">задач</text:span><text:span text:style-name="T31_22">:<text:s/></text:span><text:span text:style-name="T31_23">определение</text:span><text:span text:style-name="T31_24"><text:s/></text:span><text:span text:style-name="T31_25">операционной</text:span><text:span text:style-name="T31_26"><text:s/></text:span><text:span text:style-name="T31_27">системы</text:span><text:span text:style-name="T31_28"><text:s/></text:span><text:span text:style-name="T31_29">на</text:span><text:span text:style-name="T31_30"><text:s/></text:span><text:span text:style-name="T31_31">исследуемом</text:span><text:span text:style-name="T31_32"><text:s text:c="2"/></text:span><text:span text:style-name="T31_33">диске</text:span><text:span text:style-name="T31_34">,<text:s/></text:span><text:span text:style-name="T31_35">составления</text:span><text:span text:style-name="T31_36"><text:s/></text:span><text:span text:style-name="T31_37">списка</text:span><text:span text:style-name="T31_38"><text:s/></text:span><text:span text:style-name="T31_39">установленного</text:span><text:span text:style-name="T31_40"><text:s/></text:span><text:span text:style-name="T31_41">программного</text:span><text:span text:style-name="T31_42"><text:s/></text:span><text:span text:style-name="T31_43">обеспечения</text:span><text:span text:style-name="T31_44">,<text:s/></text:span><text:span text:style-name="T31_45">поиск</text:span><text:span text:style-name="T31_46"><text:s/></text:span><text:span text:style-name="T31_47">и</text:span><text:span text:style-name="T31_48"><text:s/></text:span><text:span text:style-name="T31_49">как</text:span><text:span text:style-name="T31_50"><text:s/></text:span><text:span text:style-name="T31_51">следствие</text:span><text:span text:style-name="T31_52"><text:s/></text:span><text:span text:style-name="T31_53">сбор</text:span><text:span text:style-name="T31_54"><text:s/></text:span><text:span text:style-name="T31_55">журнальных</text:span><text:span text:style-name="T31_56"><text:s/></text:span><text:span text:style-name="T31_57">файлов</text:span><text:span text:style-name="T31_58"><text:s/></text:span><text:span text:style-name="T31_59">операционной</text:span><text:span text:style-name="T31_60"><text:s/></text:span><text:span text:style-name="T31_61">системы</text:span><text:span text:style-name="T31_62">,<text:s/></text:span><text:span text:style-name="T31_63">так</text:span><text:span text:style-name="T31_64"><text:s/></text:span><text:span text:style-name="T31_65">же</text:span><text:span text:style-name="T31_66"><text:s/></text:span><text:span text:style-name="T31_67">поиск</text:span><text:span text:style-name="T31_68"><text:s/></text:span><text:span text:style-name="T31_69">истории</text:span><text:span text:style-name="T31_70"><text:s/></text:span><text:span text:style-name="T31_71">переписки</text:span><text:span text:style-name="T31_72"><text:s/></text:span><text:span text:style-name="T31_73">из</text:span><text:span text:style-name="T31_74"><text:s/></text:span><text:span text:style-name="T31_75">каких</text:span><text:span text:style-name="T31_76"><text:s/></text:span><text:span text:style-name="T31_77">либо</text:span><text:span text:style-name="T31_78"><text:s/></text:span><text:span text:style-name="T31_79">программ</text:span><text:span text:style-name="T31_80"><text:s/></text:span><text:span text:style-name="T31_81">для</text:span><text:span text:style-name="T31_82"><text:s/></text:span><text:span text:style-name="T31_83">общения</text:span><text:span text:style-name="T31_84"><text:s/></text:span><text:span text:style-name="T31_85">по</text:span><text:span text:style-name="T31_86"><text:s/></text:span><text:span text:style-name="T31_87">сети</text:span><text:span text:style-name="T31_88">.<text:s/></text:span><text:span text:style-name="T31_89">Но</text:span><text:span text:style-name="T31_90"><text:s/></text:span><text:span text:style-name="T31_91">кроме</text:span><text:span text:style-name="T31_92"><text:s/></text:span><text:span text:style-name="T31_93">сбора</text:span><text:span text:style-name="T31_94">,<text:s/></text:span><text:span text:style-name="T31_95">данную</text:span><text:span text:style-name="T31_96"><text:s/></text:span><text:span text:style-name="T31_97">информацию</text:span><text:span text:style-name="T31_98"><text:s/></text:span><text:span text:style-name="T31_99">необходимо</text:span><text:span text:style-name="T31_100"><text:s/></text:span><text:span text:style-name="T31_101">извлечь</text:span><text:span text:style-name="T31_102">(</text:span><text:span text:style-name="T31_103">например</text:span><text:span text:style-name="T31_104"><text:s/></text:span><text:span text:style-name="T31_105">очистить</text:span><text:span text:style-name="T31_106"><text:s/></text:span><text:span text:style-name="T31_107">текст</text:span><text:span text:style-name="T31_108"><text:s/></text:span><text:span text:style-name="T31_109">от</text:span><text:span text:style-name="T31_110"><text:s/></text:span><text:span text:style-name="T31_111">HTML</text:span><text:span text:style-name="T31_112"><text:s/></text:span><text:span text:style-name="T31_113">тегов</text:span><text:span text:style-name="T31_114">),<text:s/></text:span><text:span text:style-name="T31_115">систематизировать</text:span><text:span text:style-name="T31_116">(</text:span><text:span text:style-name="T31_117">запись</text:span><text:span text:style-name="T31_118"><text:s/></text:span><text:span text:style-name="T31_119">в</text:span><text:span text:style-name="T31_120"><text:s/></text:span><text:span text:style-name="T31_121">XML</text:span><text:span text:style-name="T31_122">),<text:s/></text:span><text:span text:style-name="T31_123">а</text:span><text:span text:style-name="T31_124"><text:s/></text:span><text:span text:style-name="T31_125">затем</text:span><text:span text:style-name="T31_126"><text:s/></text:span><text:span text:style-name="T31_127">перевести</text:span><text:span text:style-name="T31_128"><text:s/></text:span><text:span text:style-name="T31_129">на</text:span><text:span text:style-name="T31_130"><text:s/></text:span><text:span text:style-name="T31_131">язык</text:span><text:span text:style-name="T31_132">,<text:s/></text:span><text:span text:style-name="T31_133">понятный</text:span><text:span text:style-name="T31_134"><text:s/></text:span><text:span text:style-name="T31_135">человеку</text:span><text:span text:style-name="T31_136">.</text:span></text:p>
      <text:p text:style-name="P32"><text:span text:style-name="T32_1">Решение</text:span><text:span text:style-name="T32_2"><text:s/></text:span><text:span text:style-name="T32_3">задачи</text:span></text:p>
      <text:p text:style-name="P33"><text:span text:style-name="T33_1">Для</text:span><text:span text:style-name="T33_2"><text:s/></text:span><text:span text:style-name="T33_3">решения</text:span><text:span text:style-name="T33_4"><text:s/></text:span><text:span text:style-name="T33_5">данных</text:span><text:span text:style-name="T33_6"><text:s/></text:span><text:span text:style-name="T33_7">задач</text:span><text:span text:style-name="T33_8"><text:s/></text:span><text:span text:style-name="T33_9">предпринята</text:span><text:span text:style-name="T33_10"><text:s/></text:span><text:span text:style-name="T33_11">попытка</text:span><text:span text:style-name="T33_12"><text:s/></text:span><text:span text:style-name="T33_13">по</text:span><text:span text:style-name="T33_14"><text:s/></text:span><text:span text:style-name="T33_15">созданию</text:span><text:span text:style-name="T33_16"><text:s/></text:span><text:span text:style-name="T33_17">автоматизированного</text:span><text:span text:style-name="T33_18"><text:s/></text:span><text:span text:style-name="T33_19">комплекса</text:span><text:span text:style-name="T33_20"><text:s/></text:span><text:span text:style-name="T33_21">работающего</text:span><text:span text:style-name="T33_22"><text:s/></text:span><text:span text:style-name="T33_23">на</text:span><text:span text:style-name="T33_24"><text:s/></text:span><text:span text:style-name="T33_25">операционных</text:span><text:span text:style-name="T33_26"><text:s/></text:span><text:span text:style-name="T33_27">системах</text:span><text:span text:style-name="T33_28"><text:s/></text:span><text:span text:style-name="T33_29">типа</text:span><text:span text:style-name="T33_30"><text:s/></text:span><text:span text:style-name="T33_31">Linux</text:span><text:span text:style-name="T33_32">.<text:s/></text:span><text:span text:style-name="T33_33">Данный</text:span><text:span text:style-name="T33_34"><text:s/></text:span><text:span text:style-name="T33_35">комплекс</text:span><text:span text:style-name="T33_36"><text:s/></text:span><text:span text:style-name="T33_37">работает</text:span><text:span text:style-name="T33_38"><text:s/></text:span><text:span text:style-name="T33_39">с</text:span><text:span text:style-name="T33_40"><text:s/></text:span><text:span text:style-name="T33_41">образом</text:span><text:span text:style-name="T33_42"><text:s/></text:span><text:span text:style-name="T33_43">жесткого</text:span><text:span text:style-name="T33_44"><text:s/></text:span><text:span text:style-name="T33_45">диска</text:span><text:span text:style-name="T33_46"><text:s/></text:span><text:span text:style-name="T33_47">системы</text:span><text:span text:style-name="T33_48">.<text:s/></text:span><text:span text:style-name="T33_49">Первым</text:span><text:span text:style-name="T33_50"><text:s/></text:span><text:span text:style-name="T33_51">этапом</text:span><text:span text:style-name="T33_52"><text:s/></text:span><text:span text:style-name="T33_53">работы</text:span><text:span text:style-name="T33_54"><text:s/></text:span><text:span text:style-name="T33_55">является</text:span><text:span text:style-name="T33_56"><text:s/></text:span><text:span text:style-name="T33_57">определение</text:span><text:span text:style-name="T33_58"><text:s/></text:span><text:span text:style-name="T33_59">операционной</text:span><text:span text:style-name="T33_60"><text:s/></text:span><text:span text:style-name="T33_61">системы</text:span><text:span text:style-name="T33_62"><text:s/></text:span><text:span text:style-name="T33_63">на</text:span><text:span text:style-name="T33_64"><text:s/></text:span><text:span text:style-name="T33_65">данном</text:span><text:span text:style-name="T33_66"><text:s/></text:span><text:span text:style-name="T33_67">диске</text:span><text:span text:style-name="T33_68">.<text:s/></text:span><text:span text:style-name="T33_69">Затем</text:span><text:span text:style-name="T33_70"><text:s/></text:span><text:span text:style-name="T33_71">на</text:span><text:span text:style-name="T33_72"><text:s/></text:span><text:span text:style-name="T33_73">основе</text:span><text:span text:style-name="T33_74"><text:s/></text:span><text:span text:style-name="T33_75">полученной</text:span><text:span text:style-name="T33_76"><text:s/></text:span><text:span text:style-name="T33_77">информации</text:span><text:span text:style-name="T33_78"><text:s/></text:span><text:span text:style-name="T33_79">делается</text:span><text:span text:style-name="T33_80"><text:s/></text:span><text:span text:style-name="T33_81">выбор</text:span><text:span text:style-name="T33_82"><text:s/></text:span><text:span text:style-name="T33_83">подходящих</text:span><text:span text:style-name="T33_84"><text:s/></text:span><text:span text:style-name="T33_85">модулей</text:span><text:span text:style-name="T33_86"><text:s/></text:span><text:span text:style-name="T33_87">для</text:span><text:span text:style-name="T33_88"><text:s/></text:span><text:span text:style-name="T33_89">этой</text:span><text:span text:style-name="T33_90"><text:s/></text:span><text:span text:style-name="T33_91">ОС</text:span><text:span text:style-name="T33_92">.<text:s/></text:span><text:span text:style-name="T33_93">После</text:span><text:span text:style-name="T33_94"><text:s/></text:span><text:span text:style-name="T33_95">получения</text:span><text:span text:style-name="T33_96"><text:s/></text:span><text:span text:style-name="T33_97">данной</text:span><text:span text:style-name="T33_98"><text:s/></text:span><text:span text:style-name="T33_99">информации</text:span><text:span text:style-name="T33_100"><text:s/></text:span><text:span text:style-name="T33_101">она</text:span><text:span text:style-name="T33_102"><text:s/></text:span><text:span text:style-name="T33_103">предоставляется</text:span><text:span text:style-name="T33_104"><text:s/></text:span><text:span text:style-name="T33_105">пользователю</text:span><text:span text:style-name="T33_106">,<text:s/></text:span><text:span text:style-name="T33_107">который</text:span><text:span text:style-name="T33_108"><text:s/></text:span><text:span text:style-name="T33_109">указывает</text:span><text:span text:style-name="T33_110"><text:s/></text:span><text:span text:style-name="T33_111">какие</text:span><text:span text:style-name="T33_112"><text:s/></text:span><text:span text:style-name="T33_113">из</text:span><text:span text:style-name="T33_114"><text:s/></text:span><text:span text:style-name="T33_115">доступных</text:span><text:span text:style-name="T33_116"><text:s/></text:span><text:span text:style-name="T33_117">возможностей</text:span><text:span text:style-name="T33_118"><text:s/></text:span><text:span text:style-name="T33_119">необходимо</text:span><text:span text:style-name="T33_120"><text:s/></text:span><text:span text:style-name="T33_121">использовать</text:span><text:span text:style-name="T33_122">.<text:s/></text:span><text:span text:style-name="T33_123">Каждая</text:span><text:span text:style-name="T33_124"><text:s/></text:span><text:span text:style-name="T33_125">возможная</text:span><text:span text:style-name="T33_126"><text:s/></text:span><text:span text:style-name="T33_127">операция</text:span><text:span text:style-name="T33_128"><text:s/></text:span><text:span text:style-name="T33_129">по</text:span><text:span text:style-name="T33_130"><text:s/></text:span><text:span text:style-name="T33_131">окончанию</text:span><text:span text:style-name="T33_132"><text:s/></text:span><text:span text:style-name="T33_133">работы</text:span><text:span text:style-name="T33_134"><text:s/></text:span><text:span text:style-name="T33_135">составляет</text:span><text:span text:style-name="T33_136"><text:s/></text:span><text:span text:style-name="T33_137">краткий</text:span><text:span text:style-name="T33_138"><text:s/></text:span><text:span text:style-name="T33_139">отчет</text:span><text:span text:style-name="T33_140"><text:s/></text:span><text:span text:style-name="T33_141">о</text:span><text:span text:style-name="T33_142"><text:s/></text:span><text:span text:style-name="T33_143">своей</text:span><text:span text:style-name="T33_144"><text:s/></text:span><text:span text:style-name="T33_145">работе</text:span><text:span text:style-name="T33_146">,<text:s/></text:span><text:span text:style-name="T33_147">выдает</text:span><text:span text:style-name="T33_148"><text:s/></text:span><text:span text:style-name="T33_149">список</text:span><text:span text:style-name="T33_150"><text:s/></text:span><text:span text:style-name="T33_151">найденных</text:span><text:span text:style-name="T33_152"><text:s/></text:span><text:span text:style-name="T33_153">файлов</text:span><text:span text:style-name="T33_154"><text:s/></text:span><text:span text:style-name="T33_155">и</text:span><text:span text:style-name="T33_156"><text:s/></text:span><text:span text:style-name="T33_157">представляет</text:span><text:span text:style-name="T33_158"><text:s/></text:span><text:span text:style-name="T33_159">найденную</text:span><text:span text:style-name="T33_160"><text:s/></text:span><text:span text:style-name="T33_161">в</text:span><text:span text:style-name="T33_162"><text:s/></text:span><text:span text:style-name="T33_163">них</text:span><text:span text:style-name="T33_164"><text:s/></text:span><text:span text:style-name="T33_165">информацию</text:span><text:span text:style-name="T33_166"><text:s/></text:span><text:span text:style-name="T33_167">в</text:span><text:span text:style-name="T33_168"><text:s/></text:span><text:span text:style-name="T33_169">формате</text:span><text:span text:style-name="T33_170"><text:s/></text:span><text:span text:style-name="T33_171">XML</text:span><text:span text:style-name="T33_172">.</text:span></text:p>
      <text:p text:style-name="P34"><text:span text:style-name="T34_1">В</text:span><text:span text:style-name="T34_2"><text:s/></text:span><text:span text:style-name="T34_3">дальнейшем</text:span><text:span text:style-name="T34_4"><text:s/></text:span><text:span text:style-name="T34_5"><office:annotation><dc:creator/><text:p text:style-name="P35"><text:span text:style-name="T35_1">Mrseakg</text:span><text:span text:style-name="T35_2"><text:s/></text:span><text:span text:style-name="T35_3">Sea</text:span><text:span text:style-name="T35_4">:</text:span></text:p><text:p text:style-name="P36"><text:span text:style-name="T36_1">и</text:span><text:span text:style-name="T36_2"><text:s/></text:span><text:span text:style-name="T36_3">Decktop</text:span><text:span text:style-name="T36_4">-<text:s/></text:span><text:span text:style-name="T36_5">или</text:span><text:span text:style-name="T36_6"><text:s/></text:span><text:span text:style-name="T36_7">Web</text:span><text:span text:style-name="T36_8">-</text:span><text:span text:style-name="T36_9">приложения</text:span></text:p><text:p text:style-name="P37"><text:span text:style-name="T37_1">Mrseakg</text:span><text:span text:style-name="T37_2"><text:s/></text:span><text:span text:style-name="T37_3">Sea</text:span><text:span text:style-name="T37_4">:</text:span></text:p><text:p text:style-name="P38"><text:span text:style-name="T38_1">посмотрите</text:span><text:span text:style-name="T38_2"><text:s/></text:span><text:span text:style-name="T38_3">тут</text:span><text:span text:style-name="T38_4"><text:s/></text:span><text:span text:style-name="T38_5">немного</text:span><text:span text:style-name="T38_6"><text:s/></text:span><text:span text:style-name="T38_7">дописал</text:span></text:p></office:annotation></text:span><text:span text:style-name="T38_8">планируется</text:span><text:span text:style-name="T38_9"><text:s/></text:span><text:span text:style-name="T38_10">создание</text:span><text:span text:style-name="T38_11"><text:s/></text:span><text:span text:style-name="T38_12">приложения</text:span><text:span text:style-name="T38_13"><text:s/></text:span><text:span text:style-name="T38_14">которое</text:span><text:span text:style-name="T38_15"><text:s/></text:span><text:span text:style-name="T38_16">бы</text:span><text:span text:style-name="T38_17"><text:s/></text:span><text:span text:style-name="T38_18">смогло</text:span><text:span text:style-name="T38_19"><text:s/></text:span><text:span text:style-name="T38_20">проводить</text:span><text:span text:style-name="T38_21"><text:s/></text:span><text:span text:style-name="T38_22">анализ</text:span><text:span text:style-name="T38_23"><text:s/></text:span><text:span text:style-name="T38_24">по</text:span><text:span text:style-name="T38_25"><text:s/></text:span><text:span text:style-name="T38_26">запросу</text:span><text:span text:style-name="T38_27"><text:s/></text:span><text:span text:style-name="T38_28">от</text:span><text:span text:style-name="T38_29"><text:s/></text:span><text:span text:style-name="T38_30">пользователя</text:span><text:span text:style-name="T38_31">,<text:s/></text:span><text:span text:style-name="T38_32">для</text:span><text:span text:style-name="T38_33"><text:s/></text:span><text:span text:style-name="T38_34">этого</text:span><text:span text:style-name="T38_35"><text:s/></text:span><text:span text:style-name="T38_36">все</text:span><text:span text:style-name="T38_37"><text:s/></text:span><text:span text:style-name="T38_38">данные</text:span><text:span text:style-name="T38_39"><text:s/></text:span><text:span text:style-name="T38_40">будут</text:span><text:span text:style-name="T38_41"><text:s/></text:span><text:span text:style-name="T38_42">помещены</text:span><text:span text:style-name="T38_43"><text:s/></text:span><text:span text:style-name="T38_44">в</text:span><text:span text:style-name="T38_45"><text:s/></text:span><text:span text:style-name="T38_46">базу</text:span><text:span text:style-name="T38_47"><text:s/></text:span><text:span text:style-name="T38_48">данных</text:span><text:span text:style-name="T38_49"><text:s/></text:span><text:span text:style-name="T38_50">и</text:span><text:span text:style-name="T38_51"><text:s/></text:span><text:span text:style-name="T38_52">написано</text:span><text:span text:style-name="T38_53"><text:s/></text:span><text:span text:style-name="T38_54">либо</text:span><text:span text:style-name="T38_55"><text:s/></text:span><text:span text:style-name="T38_56">Web</text:span><text:span text:style-name="T38_57">-<text:s/></text:span><text:span text:style-name="T38_58">либо</text:span><text:span text:style-name="T38_59"><text:s text:c="2"/></text:span><text:span text:style-name="T38_60">Desktop</text:span><text:span text:style-name="T38_61">-</text:span><text:span text:style-name="T38_62">приложение</text:span><text:span text:style-name="T38_63">,<text:s/></text:span><text:span text:style-name="T38_64">которое</text:span><text:span text:style-name="T38_65"><text:s/></text:span><text:span text:style-name="T38_66">бы</text:span><text:span text:style-name="T38_67"><text:s/></text:span><text:span text:style-name="T38_68">позволяло</text:span><text:span text:style-name="T38_69"><text:s/></text:span><text:span text:style-name="T38_70">управлять</text:span><text:span text:style-name="T38_71"><text:s/></text:span><text:span text:style-name="T38_72">алгоритмами</text:span><text:span text:style-name="T38_73"><text:s/></text:span><text:span text:style-name="T38_74">обработки</text:span><text:span text:style-name="T38_75"><text:s/></text:span><text:span text:style-name="T38_76">данны</text:span><text:span text:style-name="T38_77">х</text:span><text:span text:style-name="T38_78"><text:s/>(</text:span><text:span text:style-name="T38_79">простейший</text:span><text:span text:style-name="T38_80"><text:s/></text:span><text:span text:style-name="T38_81">поиск</text:span><text:span text:style-name="T38_82">,<text:s/></text:span><text:span text:style-name="T38_83">группировка</text:span><text:span text:style-name="T38_84"><text:s/></text:span><text:span text:style-name="T38_85">данных</text:span><text:span text:style-name="T38_86"><text:s/></text:span><text:span text:style-name="T38_87">по</text:span><text:span text:style-name="T38_88"><text:s/></text:span><text:span text:style-name="T38_89">тематикам</text:span><text:span text:style-name="T38_90"><text:s/></text:span><text:span text:style-name="T38_91">и</text:span><text:span text:style-name="T38_92"><text:s/></text:span><text:span text:style-name="T38_93">прочее</text:span><text:span text:style-name="T38_94">).<text:s/></text:span></text:p>
      <text:p text:style-name="P39"/>
      <text:p text:style-name="P40"><text:span text:style-name="T40_1"><office:annotation><dc:creator/><text:p text:style-name="P41"><text:span text:style-name="T41_1">Mrseakg</text:span><text:span text:style-name="T41_2"><text:s/></text:span><text:span text:style-name="T41_3">Sea</text:span><text:span text:style-name="T41_4">:</text:span></text:p><text:p text:style-name="P42"><text:span text:style-name="T42_1">это</text:span><text:span text:style-name="T42_2"><text:s/></text:span><text:span text:style-name="T42_3">необходимо</text:span><text:span text:style-name="T42_4"><text:s/></text:span><text:span text:style-name="T42_5">для</text:span><text:span text:style-name="T42_6"><text:s/></text:span><text:span text:style-name="T42_7">более</text:span><text:span text:style-name="T42_8"><text:s/></text:span><text:span text:style-name="T42_9">удобной</text:span><text:span text:style-name="T42_10"><text:s/></text:span><text:span text:style-name="T42_11">работы</text:span><text:span text:style-name="T42_12"><text:s/></text:span><text:span text:style-name="T42_13">с</text:span><text:span text:style-name="T42_14"><text:s/></text:span><text:span text:style-name="T42_15">накопленной</text:span><text:span text:style-name="T42_16"><text:s/></text:span><text:span text:style-name="T42_17">информацией</text:span><text:span text:style-name="T42_18"><text:s/></text:span><text:span text:style-name="T42_19">и</text:span><text:span text:style-name="T42_20">...<text:s/></text:span><text:span text:style-name="T42_21">то</text:span><text:span text:style-name="T42_22"><text:s/></text:span><text:span text:style-name="T42_23">что</text:span><text:span text:style-name="T42_24"><text:s/></text:span><text:span text:style-name="T42_25">ты</text:span><text:span text:style-name="T42_26"><text:s/></text:span><text:span text:style-name="T42_27">написано</text:span><text:span text:style-name="T42_28">.</text:span></text:p></office:annotation></text:span><text:span text:style-name="T42_29">Это</text:span><text:span text:style-name="T42_30"><text:s/></text:span><text:span text:style-name="T42_31">необходимо</text:span><text:span text:style-name="T42_32"><text:s/></text:span><text:span text:style-name="T42_33">для</text:span><text:span text:style-name="T42_34"><text:s/></text:span><text:span text:style-name="T42_35">накопления</text:span><text:span text:style-name="T42_36"><text:s/></text:span><text:span text:style-name="T42_37">шаблонов</text:span><text:span text:style-name="T42_38"><text:s/></text:span><text:span text:style-name="T42_39">по</text:span><text:span text:style-name="T42_40"><text:s/></text:span><text:span text:style-name="T42_41">которым</text:span><text:span text:style-name="T42_42"><text:s/></text:span><text:span text:style-name="T42_43">будет</text:span><text:span text:style-name="T42_44"><text:s/></text:span><text:span text:style-name="T42_45">выявляться</text:span><text:span text:style-name="T42_46"><text:s/></text:span><text:span text:style-name="T42_47">возможная</text:span><text:span text:style-name="T42_48"><text:s/></text:span><text:span text:style-name="T42_49">вредоносная</text:span><text:span text:style-name="T42_50"><text:s/></text:span><text:span text:style-name="T42_51">активность</text:span><text:span text:style-name="T42_52"><text:s/></text:span><text:span text:style-name="T42_53">и</text:span><text:span text:style-name="T42_54"><text:s/></text:span><text:span text:style-name="T42_55">для</text:span><text:span text:style-name="T42_56"><text:s/></text:span><text:span text:style-name="T42_57">упрощения</text:span><text:span text:style-name="T42_58"><text:s/></text:span><text:span text:style-name="T42_59">работы</text:span><text:span text:style-name="T42_60"><text:s/></text:span><text:span text:style-name="T42_61">с</text:span><text:span text:style-name="T42_62"><text:s/></text:span><text:span text:style-name="T42_63">накопленной</text:span><text:span text:style-name="T42_64"><text:s/></text:span><text:span text:style-name="T42_65">информацией</text:span><text:span text:style-name="T42_66">.<text:s/></text:span><text:span text:style-name="T42_67">Для</text:span><text:span text:style-name="T42_68"><text:s/></text:span><text:span text:style-name="T42_69">работы</text:span><text:span text:style-name="T42_70"><text:s/></text:span><text:span text:style-name="T42_71">с</text:span><text:span text:style-name="T42_72"><text:s/></text:span><text:span text:style-name="T42_73">базой</text:span><text:span text:style-name="T42_74"><text:s/></text:span><text:span text:style-name="T42_75">данных</text:span><text:span text:style-name="T42_76"><text:s/></text:span><text:span text:style-name="T42_77">будет</text:span><text:span text:style-name="T42_78"><text:s/></text:span><text:span text:style-name="T42_79">реализовано</text:span><text:span text:style-name="T42_80"><text:s/></text:span><text:span text:style-name="T42_81">отдельное</text:span><text:span text:style-name="T42_82"><text:s/></text:span><text:span text:style-name="T42_83">приложение</text:span><text:span text:style-name="T42_84">.</text:span></text:p>
      <text:p text:style-name="P43"/>
      <text:p text:style-name="P44"><text:span text:style-name="T44_1"><office:annotation><dc:creator/><text:p text:style-name="P45"><text:span text:style-name="T45_1">Mrseakg</text:span><text:span text:style-name="T45_2"><text:s/></text:span><text:span text:style-name="T45_3">Sea</text:span><text:span text:style-name="T45_4">:</text:span></text:p><text:p text:style-name="P46"><text:span text:style-name="T46_1">вроде</text:span><text:span text:style-name="T46_2"><text:s/></text:span><text:span text:style-name="T46_3">норм</text:span><text:span text:style-name="T46_4">.</text:span></text:p></office:annotation></text:span><text:span text:style-name="T46_5">Заключение</text:span></text:p>
      <text:p text:style-name="P47"><text:span text:style-name="T47_1">На</text:span><text:span text:style-name="T47_2"><text:s/></text:span><text:span text:style-name="T47_3">данный</text:span><text:span text:style-name="T47_4"><text:s/></text:span><text:span text:style-name="T47_5">момент</text:span><text:span text:style-name="T47_6"><text:s/></text:span><text:span text:style-name="T47_7">уже</text:span><text:span text:style-name="T47_8"><text:s/></text:span><text:span text:style-name="T47_9">реализована</text:span><text:span text:style-name="T47_10"><text:s/></text:span><text:span text:style-name="T47_11">основа</text:span><text:span text:style-name="T47_12"><text:s/></text:span><text:span text:style-name="T47_13">программного</text:span><text:span text:style-name="T47_14"><text:s/></text:span><text:span text:style-name="T47_15">комплекса</text:span><text:span text:style-name="T47_16">,<text:s/></text:span><text:span text:style-name="T47_17">которая</text:span><text:span text:style-name="T47_18"><text:s/></text:span><text:span text:style-name="T47_19">позволяет</text:span><text:span text:style-name="T47_20"><text:s/></text:span><text:span text:style-name="T47_21">проанализировать</text:span><text:span text:style-name="T47_22"><text:s/></text:span><text:span text:style-name="T47_23">образ</text:span><text:span text:style-name="T47_24"><text:s/></text:span><text:span text:style-name="T47_25">диска</text:span><text:span text:style-name="T47_26">,<text:s/></text:span><text:span text:style-name="T47_27">и</text:span><text:span text:style-name="T47_28"><text:s/></text:span><text:span text:style-name="T47_29">выдать</text:span><text:span text:style-name="T47_30"><text:s/></text:span><text:span text:style-name="T47_31">информацию</text:span><text:span text:style-name="T47_32"><text:s/></text:span><text:span text:style-name="T47_33">об</text:span><text:span text:style-name="T47_34"><text:s/></text:span><text:span text:style-name="T47_35">операционной</text:span><text:span text:style-name="T47_36"><text:s/></text:span><text:span text:style-name="T47_37">системе</text:span><text:span text:style-name="T47_38">,<text:s/></text:span><text:span text:style-name="T47_39">находящейся</text:span><text:span text:style-name="T47_40"><text:s/></text:span><text:span text:style-name="T47_41">на</text:span><text:span text:style-name="T47_42"><text:s/></text:span><text:span text:style-name="T47_43">нем</text:span><text:span text:style-name="T47_44">,<text:s/></text:span><text:span text:style-name="T47_45">набор</text:span><text:span text:style-name="T47_46"><text:s/></text:span><text:span text:style-name="T47_47">программ</text:span><text:span text:style-name="T47_48"><text:s/></text:span><text:span text:style-name="T47_49">который</text:span><text:span text:style-name="T47_50"><text:s/></text:span><text:span text:style-name="T47_51">устанавливается</text:span><text:span text:style-name="T47_52"><text:s/></text:span><text:span text:style-name="T47_53">на</text:span><text:span text:style-name="T47_54"><text:s/></text:span><text:span text:style-name="T47_55">данную</text:span><text:span text:style-name="T47_56"><text:s/></text:span><text:span text:style-name="T47_57">операционную</text:span><text:span text:style-name="T47_58"><text:s/></text:span><text:span text:style-name="T47_59">систему</text:span><text:span text:style-name="T47_60"><text:s/></text:span><text:span text:style-name="T47_61">и</text:span><text:span text:style-name="T47_62"><text:s/></text:span><text:span text:style-name="T47_63">реализованы</text:span><text:span text:style-name="T47_64"><text:s/></text:span><text:span text:style-name="T47_65">возможности</text:span><text:span text:style-name="T47_66"><text:s/></text:span><text:span text:style-name="T47_67">по</text:span><text:span text:style-name="T47_68"><text:s/></text:span><text:span text:style-name="T47_69">поиску</text:span><text:span text:style-name="T47_70"><text:s/></text:span><text:span text:style-name="T47_71">журнальных</text:span><text:span text:style-name="T47_72"><text:s/></text:span><text:span text:style-name="T47_73">файлов</text:span><text:span text:style-name="T47_74"><text:s/></text:span><text:span text:style-name="T47_75">операционной</text:span><text:span text:style-name="T47_76"><text:s/></text:span><text:span text:style-name="T47_77">системы</text:span><text:span text:style-name="T47_78">,<text:s/></text:span><text:span text:style-name="T47_79">журналов</text:span><text:span text:style-name="T47_80"><text:s/></text:span><text:span text:style-name="T47_81">событий</text:span><text:span text:style-name="T47_82"><text:s/></text:span><text:span text:style-name="T47_83">операционной</text:span><text:span text:style-name="T47_84"><text:s/></text:span><text:span text:style-name="T47_85">системы</text:span><text:span text:style-name="T47_86">,<text:s/></text:span><text:span text:style-name="T47_87">и</text:span><text:span text:style-name="T47_88"><text:s/></text:span><text:span text:style-name="T47_89">поиску</text:span><text:span text:style-name="T47_90"><text:s/></text:span><text:span text:style-name="T47_91">переписок</text:span><text:span text:style-name="T47_92"><text:s/></text:span><text:span text:style-name="T47_93">из</text:span><text:span text:style-name="T47_94"><text:s/></text:span><text:span text:style-name="T47_95">программ</text:span><text:span text:style-name="T47_96"><text:s/></text:span><text:span text:style-name="T47_97">мгновенного</text:span><text:span text:style-name="T47_98"><text:s/></text:span><text:span text:style-name="T47_99">обмена</text:span><text:span text:style-name="T47_100"><text:s/></text:span><text:span text:style-name="T47_101">сообщениями</text:span><text:span text:style-name="T47_102">.</text:span></text:p>
      <text:p text:style-name="P48"><text:span text:style-name="T48_1">Литература</text:span><text:span text:style-name="T48_2"><text:s/></text:span></text:p>
      <text:p text:style-name="P49"><text:span text:style-name="T49_1">1</text:span><text:span text:style-name="T49_2">.<text:s/></text:span><text:span text:style-name="T49_3">Шлее</text:span><text:span text:style-name="T49_4"><text:s/></text:span><text:span text:style-name="T49_5">М</text:span><text:span text:style-name="T49_6">.<text:s/></text:span><text:span text:style-name="T49_7">Qt</text:span><text:span text:style-name="T49_8"><text:s/>4.8.<text:s/></text:span><text:span text:style-name="T49_9">Профессиональное</text:span><text:span text:style-name="T49_10"><text:s/></text:span><text:span text:style-name="T49_11">программирование</text:span><text:span text:style-name="T49_12"><text:s/></text:span><text:span text:style-name="T49_13">на</text:span><text:span text:style-name="T49_14"><text:s/></text:span><text:span text:style-name="T49_15">C</text:span><text:span text:style-name="T49_16">++</text:span><text:span text:style-name="T49_17">:<text:s/></text:span><text:span text:style-name="T49_18">справочное</text:span><text:span text:style-name="T49_19"><text:s/></text:span><text:span text:style-name="T49_20">руководство</text:span><text:span text:style-name="T49_21">:<text:s/></text:span><text:span text:style-name="T49_22">Издательство</text:span><text:span text:style-name="T49_23"><text:s/></text:span><text:span text:style-name="T49_24">БХВ</text:span><text:span text:style-name="T49_25">-</text:span><text:span text:style-name="T49_26">Петербург</text:span><text:span text:style-name="T49_27">,<text:s/>2010.-<text:s/>896<text:s/></text:span><text:span text:style-name="T49_28">с</text:span><text:span text:style-name="T49_29">.</text:span></text:p>
      <text:p text:style-name="P50"><text:span text:style-name="T50_1">2.<text:s/></text:span><text:span text:style-name="T50_2">Скотт</text:span><text:span text:style-name="T50_3"><text:s/></text:span><text:span text:style-name="T50_4">Шакон</text:span><text:span text:style-name="T50_5"><text:s/></text:span><text:span text:style-name="T50_6">Pro</text:span><text:span text:style-name="T50_7"><text:s/></text:span><text:span text:style-name="T50_8">Git</text:span><text:span text:style-name="T50_9">:</text:span><text:span text:style-name="T50_10">методическое</text:span><text:span text:style-name="T50_11"><text:s/></text:span><text:span text:style-name="T50_12">пособие</text:span><text:span text:style-name="T50_13">:<text:s/></text:span><text:span text:style-name="T50_14">Издательство</text:span><text:span text:style-name="T50_15"><text:s/></text:span><text:span text:style-name="T50_16">Apress</text:span><text:span text:style-name="T50_17">,<text:s/>2012.<text:s/>-<text:s/>276<text:s/></text:span><text:span text:style-name="T50_18">с</text:span><text:span text:style-name="T50_19">.</text:span></text:p>
      <text:p text:style-name="P51"/>
      <text:p text:style-name="P52"><text:span text:style-name="T52_1"><text:s/></text:span></text:p>
      <text:p text:style-name="P53"><text:span text:style-name="T53_1"><text:s/></text:span></text:p>
      <text:p text:style-name="P54"><text:span text:style-name="T54_1"><text:s/></text:span></text:p>
      <text:p text:style-name="P55"><text:span text:style-name="T55_1">Моргуненко</text:span><text:span text:style-name="T55_2"><text:s/></text:span><text:span text:style-name="T55_3">Алина</text:span></text:p>
      <text:p text:style-name="P56"><text:span text:style-name="T56_1">Студентка</text:span><text:span text:style-name="T56_2"><text:s/></text:span><text:span text:style-name="T56_3">каф</text:span><text:span text:style-name="T56_4">.<text:s/></text:span><text:span text:style-name="T56_5">КИБЭВС</text:span><text:span text:style-name="T56_6"><text:s/>4<text:s/></text:span><text:span text:style-name="T56_7">года</text:span><text:span text:style-name="T56_8"><text:s/></text:span><text:span text:style-name="T56_9">обучения</text:span></text:p>
      <text:p text:style-name="P57"><text:span text:style-name="T57_1">e</text:span><text:span text:style-name="T57_2">-</text:span><text:span text:style-name="T57_3">mail</text:span><text:span text:style-name="T57_4">:<text:s text:c="2"/></text:span><text:span text:style-name="T57_5">dikayabelko</text:span><text:span text:style-name="T57_6">@</text:span><text:span text:style-name="T57_7">gmail</text:span><text:span text:style-name="T57_8">.</text:span><text:span text:style-name="T57_9">com</text:span></text:p>
      <text:p text:style-name="P58"/>
      <text:p text:style-name="P59"><text:span text:style-name="T59_1">Никифоров</text:span><text:span text:style-name="T59_2"><text:s/></text:span><text:span text:style-name="T59_3">Дмитрий</text:span><text:span text:style-name="T59_4"><text:s/></text:span><text:span text:style-name="T59_5">Сергеевич</text:span></text:p>
      <text:p text:style-name="P60"><text:span text:style-name="T60_1">Студент</text:span><text:span text:style-name="T60_2"><text:s/></text:span><text:span text:style-name="T60_3">каф</text:span><text:span text:style-name="T60_4">.</text:span><text:span text:style-name="T60_5">КИБЭВС</text:span><text:span text:style-name="T60_6"><text:s/>4<text:s/></text:span><text:span text:style-name="T60_7">года</text:span><text:span text:style-name="T60_8"><text:s/></text:span><text:span text:style-name="T60_9">обучения</text:span></text:p>
      <text:p text:style-name="P61"><text:span text:style-name="T61_1">e</text:span><text:span text:style-name="T61_2">-</text:span><text:span text:style-name="T61_3">mail</text:span><text:span text:style-name="T61_4">:<text:s/></text:span><text:span text:style-name="T61_5">nds</text:span><text:span text:style-name="T61_6">@</text:span><text:span text:style-name="T61_7">keva</text:span><text:span text:style-name="T61_8">.</text:span><text:span text:style-name="T61_9">tusur</text:span><text:span text:style-name="T61_10">.</text:span><text:span text:style-name="T61_11">ru</text:span></text:p>
      <text:p text:style-name="P62"/>
      <text:p text:style-name="P63"><text:span text:style-name="T63_1">Поляков</text:span><text:span text:style-name="T63_2"><text:s/></text:span><text:span text:style-name="T63_3">Игорь</text:span><text:span text:style-name="T63_4"><text:s/></text:span><text:span text:style-name="T63_5">Юрьевич</text:span></text:p>
      <text:p text:style-name="P64"><text:span text:style-name="T64_1">Студент</text:span><text:span text:style-name="T64_2"><text:s/></text:span><text:span text:style-name="T64_3">каф</text:span><text:span text:style-name="T64_4">.<text:s/></text:span><text:span text:style-name="T64_5">ЭСАУ</text:span><text:span text:style-name="T64_6"><text:s/>4<text:s/></text:span><text:span text:style-name="T64_7">года</text:span><text:span text:style-name="T64_8"><text:s/></text:span><text:span text:style-name="T64_9">обучения</text:span></text:p>
      <text:p text:style-name="P65"><text:span text:style-name="T65_1">e</text:span><text:span text:style-name="T65_2">-</text:span><text:span text:style-name="T65_3">mail</text:span><text:span text:style-name="T65_4">:<text:s/></text:span><text:span text:style-name="T65_5">fox</text:span><text:span text:style-name="T65_6">.</text:span><text:span text:style-name="T65_7">user</text:span><text:span text:style-name="T65_8">.3@</text:span><text:span text:style-name="T65_9">gmail</text:span><text:span text:style-name="T65_10">.</text:span><text:span text:style-name="T65_11">com</text:span></text:p>
      <text:p text:style-name="P66"/>
      <text:p text:style-name="P67"><text:span text:style-name="T67_1">Пономарев</text:span><text:span text:style-name="T67_2"><text:s/></text:span><text:span text:style-name="T67_3">Алексей</text:span></text:p>
      <text:p text:style-name="P68"><text:span text:style-name="T68_1">Студент</text:span><text:span text:style-name="T68_2"><text:s/></text:span><text:span text:style-name="T68_3">каф</text:span><text:span text:style-name="T68_4">.<text:s/></text:span><text:span text:style-name="T68_5">КИБЭВС</text:span><text:span text:style-name="T68_6"><text:s/>4<text:s/></text:span><text:span text:style-name="T68_7">года</text:span><text:span text:style-name="T68_8"><text:s/></text:span><text:span text:style-name="T68_9">обучения</text:span></text:p>
      <text:p text:style-name="P69"><text:span text:style-name="T69_1">e</text:span><text:span text:style-name="T69_2">-</text:span><text:span text:style-name="T69_3">mail</text:span><text:span text:style-name="T69_4">:<text:s/></text:span><text:span text:style-name="T69_5">pak</text:span><text:span text:style-name="T69_6">241@</text:span><text:span text:style-name="T69_7">mail</text:span><text:span text:style-name="T69_8">.</text:span><text:span text:style-name="T69_9">ru</text:span></text:p>
      <text:p text:style-name="P70"><text:span text:style-name="T70_1"><text:s/></text:span></text:p>
      <text:p text:style-name="P71"><text:span text:style-name="T71_1"><text:s/></text:span></text:p>
      <text:p text:style-name="P72"><text:span text:style-name="T72_1"><office:annotation><dc:creator/><text:p text:style-name="P73"><text:span text:style-name="T73_1">Mrseakg</text:span><text:span text:style-name="T73_2"><text:s/></text:span><text:span text:style-name="T73_3">Sea</text:span><text:span text:style-name="T73_4">:</text:span></text:p><text:p text:style-name="P74"><text:span text:style-name="T74_1">анл</text:span><text:span text:style-name="T74_2"><text:s/></text:span><text:span text:style-name="T74_3">текст</text:span><text:span text:style-name="T74_4"><text:s/></text:span><text:span text:style-name="T74_5">не</text:span><text:span text:style-name="T74_6"><text:s/></text:span><text:span text:style-name="T74_7">проверял</text:span></text:p></office:annotation></text:span><text:span text:style-name="T74_8">Morgunenko</text:span><text:span text:style-name="T74_9"><text:s/></text:span><text:span text:style-name="T74_10">A</text:span><text:span text:style-name="T74_11">.</text:span><text:span text:style-name="T74_12">V</text:span><text:span text:style-name="T74_13">.<text:s/></text:span><text:span text:style-name="T74_14">Nikiforov</text:span><text:span text:style-name="T74_15"><text:s/></text:span><text:span text:style-name="T74_16">D</text:span><text:span text:style-name="T74_17">.</text:span><text:span text:style-name="T74_18">S</text:span><text:span text:style-name="T74_19">.<text:s/></text:span><text:span text:style-name="T74_20">Polyakov</text:span><text:span text:style-name="T74_21"><text:s/></text:span><text:span text:style-name="T74_22">I</text:span><text:span text:style-name="T74_23">.</text:span><text:span text:style-name="T74_24">Y</text:span><text:span text:style-name="T74_25">.<text:s/></text:span><text:span text:style-name="T74_26">Ponomarev</text:span><text:span text:style-name="T74_27"><text:s/></text:span><text:span text:style-name="T74_28">A</text:span><text:span text:style-name="T74_29">.</text:span><text:span text:style-name="T74_30">K</text:span><text:span text:style-name="T74_31">.</text:span></text:p>
      <text:p text:style-name="P75"><text:span text:style-name="T75_1">An</text:span><text:span text:style-name="T75_2"><text:s/></text:span><text:span text:style-name="T75_3">automated</text:span><text:span text:style-name="T75_4"><text:s/></text:span><text:span text:style-name="T75_5">system</text:span><text:span text:style-name="T75_6"><text:s/></text:span><text:span text:style-name="T75_7">for</text:span><text:span text:style-name="T75_8"><text:s/></text:span><text:span text:style-name="T75_9">computer</text:span><text:span text:style-name="T75_10"><text:s/></text:span><text:span text:style-name="T75_11">hard</text:span><text:span text:style-name="T75_12"><text:s/></text:span><text:span text:style-name="T75_13">disk</text:span><text:span text:style-name="T75_14"><text:s/></text:span><text:span text:style-name="T75_15">examination</text:span></text:p>
      <text:p text:style-name="P76"><text:span text:style-name="T76_1"><text:s/></text:span></text:p>
      <text:p text:style-name="P77"><text:span text:style-name="T77_1">The</text:span><text:span text:style-name="T77_2"><text:s/></text:span><text:span text:style-name="T77_3">presented</text:span><text:span text:style-name="T77_4"><text:s/></text:span><text:span text:style-name="T77_5">system</text:span><text:span text:style-name="T77_6"><text:s/></text:span><text:span text:style-name="T77_7">is</text:span><text:span text:style-name="T77_8"><text:s/></text:span><text:span text:style-name="T77_9">designed</text:span><text:span text:style-name="T77_10"><text:s/></text:span><text:span text:style-name="T77_11">to</text:span><text:span text:style-name="T77_12"><text:s/></text:span><text:span text:style-name="T77_13">automate</text:span><text:span text:style-name="T77_14"><text:s/></text:span><text:span text:style-name="T77_15">the</text:span><text:span text:style-name="T77_16"><text:s/></text:span><text:span text:style-name="T77_17">process</text:span><text:span text:style-name="T77_18"><text:s/></text:span><text:span text:style-name="T77_19">of</text:span><text:span text:style-name="T77_20"><text:s/></text:span><text:span text:style-name="T77_21">finding</text:span><text:span text:style-name="T77_22">,<text:s/></text:span><text:span text:style-name="T77_23">collecting</text:span><text:span text:style-name="T77_24"><text:s/></text:span><text:span text:style-name="T77_25">and</text:span><text:span text:style-name="T77_26"><text:s/></text:span><text:span text:style-name="T77_27">analyzing</text:span><text:span text:style-name="T77_28"><text:s/></text:span><text:span text:style-name="T77_29">information</text:span><text:span text:style-name="T77_30"><text:s/></text:span><text:span text:style-name="T77_31">to</text:span><text:span text:style-name="T77_32"><text:s/></text:span><text:span text:style-name="T77_33">prepare</text:span><text:span text:style-name="T77_34"><text:s/></text:span><text:span text:style-name="T77_35">for</text:span><text:span text:style-name="T77_36"><text:s/></text:span><text:span text:style-name="T77_37">the</text:span><text:span text:style-name="T77_38"><text:s/></text:span><text:span text:style-name="T77_39">fullest</text:span><text:span text:style-name="T77_40"><text:s/></text:span><text:span text:style-name="T77_41">possible</text:span><text:span text:style-name="T77_42"><text:s/></text:span><text:span text:style-name="T77_43">information</text:span><text:span text:style-name="T77_44"><text:s/></text:span><text:span text:style-name="T77_45">on</text:span><text:span text:style-name="T77_46"><text:s/></text:span><text:span text:style-name="T77_47">the</text:span><text:span text:style-name="T77_48"><text:s/></text:span><text:span text:style-name="T77_49">target</text:span><text:span text:style-name="T77_50"><text:s/></text:span><text:span text:style-name="T77_51">machine</text:span><text:span text:style-name="T77_52">.<text:s/></text:span><text:span text:style-name="T77_53">This</text:span><text:span text:style-name="T77_54"><text:s/></text:span><text:span text:style-name="T77_55">simplifies</text:span><text:span text:style-name="T77_56"><text:s/></text:span><text:span text:style-name="T77_57">the</text:span><text:span text:style-name="T77_58"><text:s/></text:span><text:span text:style-name="T77_59">complex</text:span><text:span text:style-name="T77_60"><text:s/></text:span><text:span text:style-name="T77_61">of</text:span><text:span text:style-name="T77_62"><text:s/></text:span><text:span text:style-name="T77_63">experts</text:span><text:span text:style-name="T77_64"><text:s/></text:span><text:span text:style-name="T77_65">associated</text:span><text:span text:style-name="T77_66"><text:s/></text:span><text:span text:style-name="T77_67">with</text:span><text:span text:style-name="T77_68"><text:s/></text:span><text:span text:style-name="T77_69">the</text:span><text:span text:style-name="T77_70"><text:s/></text:span><text:span text:style-name="T77_71">search</text:span><text:span text:style-name="T77_72"><text:s/></text:span><text:span text:style-name="T77_73">for</text:span><text:span text:style-name="T77_74"><text:s/></text:span><text:span text:style-name="T77_75">information</text:span><text:span text:style-name="T77_76"><text:s/></text:span><text:span text:style-name="T77_77">and</text:span><text:span text:style-name="T77_78"><text:s/></text:span><text:span text:style-name="T77_79">translating</text:span><text:span text:style-name="T77_80"><text:s/></text:span><text:span text:style-name="T77_81">it</text:span><text:span text:style-name="T77_82"><text:s/></text:span><text:span text:style-name="T77_83">into</text:span><text:span text:style-name="T77_84"><text:s/></text:span><text:span text:style-name="T77_85">human</text:span><text:span text:style-name="T77_86">-</text:span><text:span text:style-name="T77_87">readable</text:span><text:span text:style-name="T77_88"><text:s/></text:span><text:span text:style-name="T77_89">language</text:span><text:span text:style-name="T77_90">.<text:s/></text:span><text:span text:style-name="T77_91">The</text:span><text:span text:style-name="T77_92"><text:s/></text:span><text:span text:style-name="T77_93">main</text:span><text:span text:style-name="T77_94"><text:s/></text:span><text:span text:style-name="T77_95">functions</text:span><text:span text:style-name="T77_96"><text:s/></text:span><text:span text:style-name="T77_97">of</text:span><text:span text:style-name="T77_98"><text:s/></text:span><text:span text:style-name="T77_99">the</text:span><text:span text:style-name="T77_100"><text:s/></text:span><text:span text:style-name="T77_101">complex</text:span><text:span text:style-name="T77_102"><text:s/></text:span><text:span text:style-name="T77_103">is</text:span><text:span text:style-name="T77_104">:</text:span></text:p>
      <text:p text:style-name="P78"><text:span text:style-name="T78_1">-<text:s/></text:span><text:span text:style-name="T78_2">Collection</text:span><text:span text:style-name="T78_3"><text:s/></text:span><text:span text:style-name="T78_4">and</text:span><text:span text:style-name="T78_5"><text:s/></text:span><text:span text:style-name="T78_6">analysis</text:span><text:span text:style-name="T78_7"><text:s/></text:span><text:span text:style-name="T78_8">of</text:span><text:span text:style-name="T78_9"><text:s/></text:span><text:span text:style-name="T78_10">system</text:span><text:span text:style-name="T78_11"><text:s/></text:span><text:span text:style-name="T78_12">event</text:span><text:span text:style-name="T78_13"><text:s/></text:span><text:span text:style-name="T78_14">logs</text:span><text:span text:style-name="T78_15"><text:s/></text:span><text:span text:style-name="T78_16">of</text:span><text:span text:style-name="T78_17"><text:s/></text:span><text:span text:style-name="T78_18">the</text:span><text:span text:style-name="T78_19"><text:s/></text:span><text:span text:style-name="T78_20">operating</text:span><text:span text:style-name="T78_21"><text:s/></text:span><text:span text:style-name="T78_22">system</text:span><text:span text:style-name="T78_23"><text:s/>;</text:span></text:p>
      <text:p text:style-name="P79"><text:span text:style-name="T79_1">-<text:s/></text:span><text:span text:style-name="T79_2">Collection</text:span><text:span text:style-name="T79_3"><text:s/></text:span><text:span text:style-name="T79_4">and</text:span><text:span text:style-name="T79_5"><text:s/></text:span><text:span text:style-name="T79_6">analysis</text:span><text:span text:style-name="T79_7"><text:s/></text:span><text:span text:style-name="T79_8">of</text:span><text:span text:style-name="T79_9"><text:s/></text:span><text:span text:style-name="T79_10">information</text:span><text:span text:style-name="T79_11"><text:s/></text:span><text:span text:style-name="T79_12">from</text:span><text:span text:style-name="T79_13"><text:s/></text:span><text:span text:style-name="T79_14">the</text:span><text:span text:style-name="T79_15"><text:s/></text:span><text:span text:style-name="T79_16">browser</text:span><text:span text:style-name="T79_17"><text:s/></text:span><text:span text:style-name="T79_18">history</text:span><text:span text:style-name="T79_19"><text:s/></text:span><text:span text:style-name="T79_20">logs</text:span><text:span text:style-name="T79_21"><text:s/>;</text:span></text:p>
      <text:p text:style-name="P80"><text:span text:style-name="T80_1">-<text:s/></text:span><text:span text:style-name="T80_2">Collection</text:span><text:span text:style-name="T80_3"><text:s/></text:span><text:span text:style-name="T80_4">and</text:span><text:span text:style-name="T80_5"><text:s/></text:span><text:span text:style-name="T80_6">analysis</text:span><text:span text:style-name="T80_7"><text:s/></text:span><text:span text:style-name="T80_8">of</text:span><text:span text:style-name="T80_9"><text:s/></text:span><text:span text:style-name="T80_10">the</text:span><text:span text:style-name="T80_11"><text:s/></text:span><text:span text:style-name="T80_12">history</text:span><text:span text:style-name="T80_13"><text:s/></text:span><text:span text:style-name="T80_14">of</text:span><text:span text:style-name="T80_15"><text:s/></text:span><text:span text:style-name="T80_16">correspondence</text:span><text:span text:style-name="T80_17"><text:s/></text:span><text:span text:style-name="T80_18">instant</text:span><text:span text:style-name="T80_19"><text:s/></text:span><text:span text:style-name="T80_20">messaging</text:span><text:span text:style-name="T80_21"><text:s/></text:span><text:span text:style-name="T80_22">programs</text:span><text:span text:style-name="T80_23"><text:s/>;</text:span></text:p>
      <text:p text:style-name="P81"><text:span text:style-name="T81_1">-<text:s/></text:span><text:span text:style-name="T81_2">Collection</text:span><text:span text:style-name="T81_3"><text:s/></text:span><text:span text:style-name="T81_4">and</text:span><text:span text:style-name="T81_5"><text:s/></text:span><text:span text:style-name="T81_6">analysis</text:span><text:span text:style-name="T81_7"><text:s/></text:span><text:span text:style-name="T81_8">of</text:span><text:span text:style-name="T81_9"><text:s/></text:span><text:span text:style-name="T81_10">the</text:span><text:span text:style-name="T81_11"><text:s/></text:span><text:span text:style-name="T81_12">events</text:span><text:span text:style-name="T81_13"><text:s/></text:span><text:span text:style-name="T81_14">log</text:span><text:span text:style-name="T81_15"><text:s/></text:span><text:span text:style-name="T81_16">files</text:span><text:span text:style-name="T81_17"><text:s/></text:span><text:span text:style-name="T81_18">of</text:span><text:span text:style-name="T81_19"><text:s/></text:span><text:span text:style-name="T81_20">applications</text:span><text:span text:style-name="T81_21"><text:s/>;</text:span></text:p>
      <text:p text:style-name="P82"><text:span text:style-name="T82_1">-<text:s/></text:span><text:span text:style-name="T82_2">Detection</text:span><text:span text:style-name="T82_3"><text:s/></text:span><text:span text:style-name="T82_4">of</text:span><text:span text:style-name="T82_5"><text:s/></text:span><text:span text:style-name="T82_6">network</text:span><text:span text:style-name="T82_7"><text:s/></text:span><text:span text:style-name="T82_8">parameters</text:span><text:span text:style-name="T82_9"><text:s/></text:span><text:span text:style-name="T82_10">of</text:span><text:span text:style-name="T82_11"><text:s/></text:span><text:span text:style-name="T82_12">the</text:span><text:span text:style-name="T82_13"><text:s/></text:span><text:span text:style-name="T82_14">system</text:span><text:span text:style-name="T82_15">;</text:span></text:p>
      <text:p text:style-name="P83"><text:span text:style-name="T83_1">-<text:s/></text:span><text:span text:style-name="T83_2">Search</text:span><text:span text:style-name="T83_3"><text:s/></text:span><text:span text:style-name="T83_4">for</text:span><text:span text:style-name="T83_5"><text:s/></text:span><text:span text:style-name="T83_6">files</text:span><text:span text:style-name="T83_7"><text:s/></text:span><text:span text:style-name="T83_8">by</text:span><text:span text:style-name="T83_9"><text:s/></text:span><text:span text:style-name="T83_10">name</text:span><text:span text:style-name="T83_11">;</text:span></text:p>
      <text:p text:style-name="P84"><text:span text:style-name="T84_1">-<text:s/></text:span><text:span text:style-name="T84_2">Drawing</text:span><text:span text:style-name="T84_3"><text:s/></text:span><text:span text:style-name="T84_4">up</text:span><text:span text:style-name="T84_5"><text:s/></text:span><text:span text:style-name="T84_6">the</text:span><text:span text:style-name="T84_7"><text:s/></text:span><text:span text:style-name="T84_8">list</text:span><text:span text:style-name="T84_9"><text:s/></text:span><text:span text:style-name="T84_10">of</text:span><text:span text:style-name="T84_11"><text:s/></text:span><text:span text:style-name="T84_12">installed</text:span><text:span text:style-name="T84_13"><text:s/></text:span><text:span text:style-name="T84_14">programs</text:span><text:span text:style-name="T84_15">.</text:span></text:p>
      <text:p text:style-name="P85"><text:span text:style-name="T85_1">Keywords</text:span><text:span text:style-name="T85_2"><text:s/></text:span><text:span text:style-name="T85_3">computer</text:span><text:span text:style-name="T85_4"><text:s/></text:span><text:span text:style-name="T85_5">expert</text:span><text:span text:style-name="T85_6"><text:s/>,<text:s/></text:span><text:span text:style-name="T85_7">Forensic</text:span><text:span text:style-name="T85_8"><text:s/>,<text:s/></text:span><text:span text:style-name="T85_9">automated</text:span><text:span text:style-name="T85_10"><text:s/></text:span><text:span text:style-name="T85_11">data</text:span><text:span text:style-name="T85_12"><text:s/></text:span><text:span text:style-name="T85_13">collection</text:span><text:span text:style-name="T85_14"><text:s/>,<text:s/></text:span><text:span text:style-name="T85_15">information</text:span><text:span text:style-name="T85_16"><text:s/></text:span><text:span text:style-name="T85_17">retrieval</text:span><text:span text:style-name="T85_18"><text:s/>,<text:s/></text:span><text:span text:style-name="T85_19">windows</text:span><text:span text:style-name="T85_20">.</text:span></text:p>
      <text:p text:style-name="P86"/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1.27cm" fo:line-height="115%" fo:margin-top="0.353cm" fo:margin-left="5.08cm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